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3D4000024EB463BC560.svm"/>
  <manifest:file-entry manifest:media-type="" manifest:full-path="Pictures/2000000700001D980000311B8B01E13A.svm"/>
  <manifest:file-entry manifest:media-type="" manifest:full-path="Pictures/20000007000022AC00002CC56571EDA3.svm"/>
  <manifest:file-entry manifest:media-type="" manifest:full-path="Pictures/2000000700002630000012DF7E69AEB4.svm"/>
  <manifest:file-entry manifest:media-type="" manifest:full-path="Pictures/200000070000331400002653B5F24BE3.svm"/>
  <manifest:file-entry manifest:media-type="" manifest:full-path="Pictures/2000000700003BAC00002B037B460493.svm"/>
  <manifest:file-entry manifest:media-type="" manifest:full-path="Pictures/2000000700001C6C00002F770FEA1173.svm"/>
  <manifest:file-entry manifest:media-type="image/jpeg" manifest:full-path="Pictures/10000000000000410000006931278388.jpg"/>
  <manifest:file-entry manifest:media-type="" manifest:full-path="Pictures/20000007000021E400002E698A19F862.svm"/>
  <manifest:file-entry manifest:media-type="" manifest:full-path="Pictures/2000000700002B44000016F9AE60141A.svm"/>
  <manifest:file-entry manifest:media-type="image/gif" manifest:full-path="Pictures/1000020000000050000000503D682735.gif"/>
  <manifest:file-entry manifest:media-type="" manifest:full-path="Pictures/20000007000010B400001E015D1BC33B.svm"/>
  <manifest:file-entry manifest:media-type="" manifest:full-path="Pictures/20000007000043E000002B5D4793CA6D.svm"/>
  <manifest:file-entry manifest:media-type="" manifest:full-path="Pictures/2000000700002EC80000196FA3AB6DD2.svm"/>
  <manifest:file-entry manifest:media-type="image/png" manifest:full-path="Pictures/10000000000000200000002000309F1C.png"/>
  <manifest:file-entry manifest:media-type="image/jpeg" manifest:full-path="Pictures/100000000000005A0000005AA23E33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>
        <presentation:sound xlink:href="/../.openoffice.org2/user/gallery/LASER.WAV" xlink:type="simple" xlink:show="new" xlink:actuate="onRequest"/>
      </style:drawing-page-properties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7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fo:min-height="0.854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cm" fo:min-width="0cm" draw:shadow-opacity="0%"/>
    </style:style>
    <style:style style:name="gr7" style:family="graphic" style:parent-style-name="objectwithshadow">
      <style:graphic-properties draw:auto-grow-height="true" fo:min-height="8.932cm"/>
    </style:style>
    <style:style style:name="gr8" style:family="graphic" style:parent-style-name="objectwithshadow">
      <style:graphic-properties draw:opacity="100%" draw:textarea-horizontal-align="center" draw:textarea-vertical-align="middle" draw:shadow-opacity="100%"/>
    </style:style>
    <style:style style:name="gr9" style:family="graphic" style:parent-style-name="objectwithshadow">
      <style:graphic-properties fo:min-height="0.938cm"/>
    </style:style>
    <style:style style:name="gr10" style:family="graphic" style:parent-style-name="objectwithshadow">
      <style:graphic-properties fo:min-height="4.682cm"/>
    </style:style>
    <style:style style:name="gr11" style:family="graphic" style:parent-style-name="objectwithshadow">
      <style:graphic-properties fo:min-height="7.189cm"/>
    </style:style>
    <style:style style:name="gr12" style:family="graphic" style:parent-style-name="objectwithshadow">
      <style:graphic-properties fo:min-height="11.828cm"/>
    </style:style>
    <style:style style:name="gr13" style:family="graphic" style:parent-style-name="objectwithshadow">
      <style:graphic-properties fo:min-height="8.352cm"/>
    </style:style>
    <style:style style:name="gr14" style:family="graphic" style:parent-style-name="objectwithshadow">
      <style:graphic-properties fo:min-height="8.137cm"/>
    </style:style>
    <style:style style:name="pr1" style:family="presentation" style:parent-style-name="PrimeraPagina-title">
      <style:graphic-properties draw:fill-color="#ffffff" draw:auto-grow-height="true" fo:min-height="3.181cm"/>
    </style:style>
    <style:style style:name="pr2" style:family="presentation" style:parent-style-name="PrimeraPagina-subtitle" style:list-style-name="L2">
      <style:graphic-properties draw:fill-color="#ffffff" draw:auto-grow-height="true" fo:min-height="12.573cm"/>
    </style:style>
    <style:style style:name="pr3" style:family="presentation" style:parent-style-name="PrimeraPagina-notes">
      <style:graphic-properties draw:fill-color="#ffffff" fo:min-height="11.966cm"/>
    </style:style>
    <style:style style:name="pr4" style:family="presentation" style:parent-style-name="PrimeraPagina-title">
      <style:graphic-properties draw:stroke="none" draw:fill="none" draw:fill-color="#618ffd" draw:textarea-horizontal-align="justify" draw:textarea-vertical-align="middle" draw:auto-grow-height="true" draw:auto-grow-width="false" fo:min-height="3.181cm" fo:min-width="0cm" fo:padding-top="0.123cm" fo:padding-bottom="0.123cm" fo:padding-left="0.251cm" fo:padding-right="0.251cm" fo:wrap-option="no-wrap" draw:shadow="hidden" draw:shadow-color="#919191"/>
    </style:style>
    <style:style style:name="pr5" style:family="presentation" style:parent-style-name="PrimeraPagina-subtitle" style:list-style-name="L11">
      <style:graphic-properties draw:fill-color="#ffffff" draw:auto-grow-height="true" fo:min-height="12.573cm"/>
    </style:style>
    <style:style style:name="pr6" style:family="presentation" style:parent-style-name="PrimeraPagina-notes" style:list-style-name="L1">
      <style:graphic-properties draw:fill-color="#ffffff" draw:auto-grow-height="true" fo:min-height="12.217cm"/>
    </style:style>
    <style:style style:name="pr7" style:family="presentation" style:parent-style-name="PresentacionsCursJava-title">
      <style:graphic-properties draw:fill-color="#ffffff" draw:auto-grow-height="true" fo:min-height="1.484cm"/>
    </style:style>
    <style:style style:name="pr8" style:family="presentation" style:parent-style-name="PresentacionsCursJava-outline1">
      <style:graphic-properties draw:fill-color="#ffffff" draw:auto-grow-height="true" fo:min-height="13.526cm"/>
    </style:style>
    <style:style style:name="pr9" style:family="presentation" style:parent-style-name="PresentacionsCursJava-notes">
      <style:graphic-properties draw:fill-color="#ffffff" fo:min-height="11.062cm"/>
    </style:style>
    <style:style style:name="pr10" style:family="presentation" style:parent-style-name="PresentacionsCursJava-outline1">
      <style:graphic-properties draw:fill-color="#ffffff" draw:auto-grow-height="true" fo:min-height="12.914cm"/>
    </style:style>
    <style:style style:name="pr11" style:family="presentation" style:parent-style-name="PresentacionsCursJava-title">
      <style:graphic-properties draw:fill-color="#ffffff" fo:min-height="1.233cm"/>
    </style:style>
    <style:style style:name="pr12" style:family="presentation" style:parent-style-name="PresentacionsCursJava-outline1">
      <style:graphic-properties draw:fill-color="#ffffff" fo:min-height="12.663cm"/>
    </style:style>
    <style:style style:name="pr13" style:family="presentation" style:parent-style-name="PrimeraPagina-outline1">
      <style:graphic-properties draw:fill-color="#ffffff" draw:auto-grow-height="true" fo:min-height="12.573cm"/>
    </style:style>
    <style:style style:name="pr14" style:family="presentation" style:parent-style-name="PrimeraPagina-notes" style:list-style-name="L1">
      <style:graphic-properties draw:fill-color="#ffffff" draw:auto-grow-height="true" fo:min-height="12.217cm"/>
    </style:style>
    <style:style style:name="pr15" style:family="presentation" style:parent-style-name="PresentacionsCursJava-notes" style:list-style-name="L12">
      <style:graphic-properties draw:fill-color="#ffffff" draw:auto-grow-height="true" fo:min-height="11.313cm"/>
    </style:style>
    <style:style style:name="pr16" style:family="presentation" style:parent-style-name="PrimeraPagina-notes" style:list-style-name="L1">
      <style:graphic-properties draw:fill-color="#ffffff" draw:auto-grow-height="true" fo:min-height="12.217cm"/>
    </style:style>
    <style:style style:name="pr17" style:family="presentation" style:parent-style-name="PrimeraPagina-notes" style:list-style-name="L1">
      <style:graphic-properties draw:fill-color="#ffffff" draw:auto-grow-height="true" fo:min-height="12.217cm"/>
    </style:style>
    <style:style style:name="pr18" style:family="presentation" style:parent-style-name="PresentacionsCursJava-notes" style:list-style-name="L12">
      <style:graphic-properties draw:fill-color="#ffffff" draw:auto-grow-height="true" fo:min-height="11.313cm"/>
    </style:style>
    <style:style style:name="pr19" style:family="presentation" style:parent-style-name="PrimeraPagina-notes" style:list-style-name="L1">
      <style:graphic-properties draw:fill-color="#ffffff" draw:auto-grow-height="true" fo:min-height="12.217cm"/>
    </style:style>
    <style:style style:name="pr20" style:family="presentation" style:parent-style-name="PresentacionsCursJava-outline1">
      <style:graphic-properties draw:fill-color="#ffffff" draw:auto-grow-height="true" fo:min-height="4.601cm"/>
    </style:style>
    <style:style style:name="pr21" style:family="presentation" style:parent-style-name="PrimeraPagina-notes" style:list-style-name="L1">
      <style:graphic-properties draw:fill-color="#ffffff" draw:auto-grow-height="true" fo:min-height="12.217cm"/>
    </style:style>
    <style:style style:name="pr22" style:family="presentation" style:parent-style-name="PresentacionsCursJava-outline1">
      <style:graphic-properties draw:fill-color="#ffffff" fo:min-height="12.573cm"/>
    </style:style>
    <style:style style:name="pr23" style:family="presentation" style:parent-style-name="PresentacionsCursJava-notes" style:list-style-name="L12">
      <style:graphic-properties draw:fill-color="#ffffff" draw:auto-grow-height="true" fo:min-height="11.313cm"/>
    </style:style>
    <style:style style:name="pr24" style:family="presentation" style:parent-style-name="PresentacionsCursJava-outline1">
      <style:graphic-properties draw:fill-color="#ffffff" draw:auto-grow-height="true" fo:min-height="13.337cm"/>
    </style:style>
    <style:style style:name="pr25" style:family="presentation" style:parent-style-name="PrimeraPagina-notes" style:list-style-name="L1">
      <style:graphic-properties draw:fill-color="#ffffff" draw:auto-grow-height="true" fo:min-height="12.217cm"/>
    </style:style>
    <style:style style:name="pr26" style:family="presentation" style:parent-style-name="PresentacionsCursJava-notes" style:list-style-name="L12">
      <style:graphic-properties draw:fill-color="#ffffff" draw:auto-grow-height="true" fo:min-height="11.3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.141cm" fo:margin-bottom="0cm" fo:text-align="center" text:enable-numbering="false" fo:text-indent="0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.952cm" fo:margin-right="0cm" text:enable-numbering="true" fo:text-indent="-0.952cm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3.175cm" fo:margin-right="0cm" fo:text-indent="-0.635cm"/>
    </style:style>
    <style:style style:name="P10" style:family="paragraph">
      <style:paragraph-properties fo:text-align="center"/>
    </style:style>
    <style:style style:name="P11" style:family="paragraph">
      <style:paragraph-properties fo:margin-left="2.063cm" fo:margin-right="0cm" text:enable-numbering="false" fo:text-indent="-0.793cm"/>
    </style:style>
    <style:style style:name="P12" style:family="paragraph">
      <style:paragraph-properties fo:margin-left="2.063cm" fo:margin-right="0cm" text:enable-numbering="false" fo:text-indent="-0.793cm"/>
      <style:text-properties fo:font-size="16pt" fo:font-weight="bold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.952cm" fo:margin-right="0cm" text:enable-numbering="false" fo:text-indent="-0.952cm"/>
    </style:style>
    <style:style style:name="P15" style:family="paragraph">
      <style:paragraph-properties fo:margin-left="1.2cm" fo:margin-right="0cm" fo:text-align="center" text:enable-numbering="false" fo:text-indent="-0.9cm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4.445cm" fo:margin-right="0cm" text:enable-numbering="false" fo:text-indent="-0.635cm"/>
    </style:style>
    <style:style style:name="P18" style:family="paragraph">
      <style:paragraph-properties fo:margin-left="0.952cm" fo:margin-right="0cm" fo:text-indent="-0.952cm"/>
      <style:text-properties fo:font-size="22pt"/>
    </style:style>
    <style:style style:name="P19" style:family="paragraph">
      <style:paragraph-properties fo:margin-left="1.27cm" fo:margin-right="0cm" text:enable-numbering="false" fo:text-indent="0cm"/>
    </style:style>
    <style:style style:name="P20" style:family="paragraph">
      <style:paragraph-properties fo:margin-left="2.54cm" fo:margin-right="0cm" text:enable-numbering="false" fo:text-indent="0cm"/>
    </style:style>
    <style:style style:name="P21" style:family="paragraph">
      <style:paragraph-properties fo:margin-left="1.27cm" fo:margin-right="0cm" text:enable-numbering="false" fo:text-indent="0cm"/>
      <style:text-properties fo:font-size="16pt"/>
    </style:style>
    <style:style style:name="P22" style:family="paragraph">
      <style:paragraph-properties fo:margin-left="0.952cm" fo:margin-right="0cm" fo:line-height="100%" text:enable-numbering="false" fo:text-indent="-0.952cm"/>
    </style:style>
    <style:style style:name="P23" style:family="paragraph">
      <style:paragraph-properties fo:margin-left="0.952cm" fo:margin-right="0cm" fo:line-height="100%" fo:text-indent="-0.952cm"/>
    </style:style>
    <style:style style:name="P24" style:family="paragraph">
      <style:paragraph-properties fo:margin-left="3.175cm" fo:margin-right="0cm" fo:line-height="100%" fo:text-indent="-0.635cm"/>
    </style:style>
    <style:style style:name="P25" style:family="paragraph">
      <style:paragraph-properties fo:margin-left="2.063cm" fo:margin-right="0cm" fo:line-height="100%" text:enable-numbering="false" fo:text-indent="-0.793cm"/>
    </style:style>
    <style:style style:name="P26" style:family="paragraph">
      <style:paragraph-properties fo:margin-left="1.2cm" fo:margin-right="0cm" fo:text-indent="-0.9cm"/>
    </style:style>
    <style:style style:name="P27" style:family="paragraph">
      <style:paragraph-properties fo:margin-left="2.063cm" fo:margin-right="0cm" fo:line-height="100%" fo:text-indent="-0.793cm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color="#008000" fo:font-size="32pt" fo:text-shadow="1pt 1pt" fo:font-weight="bold"/>
    </style:style>
    <style:style style:name="T2" style:family="text">
      <style:text-properties fo:color="#00b8ff" fo:font-size="32pt" fo:text-shadow="1pt 1pt" fo:font-weight="bold"/>
    </style:style>
    <style:style style:name="T3" style:family="text">
      <style:text-properties fo:font-size="24pt"/>
    </style:style>
    <style:style style:name="T4" style:family="text">
      <style:text-properties fo:font-size="22pt"/>
    </style:style>
    <style:style style:name="T5" style:family="text">
      <style:text-properties fo:font-size="20pt"/>
    </style:style>
    <style:style style:name="T6" style:family="text">
      <style:text-properties fo:font-size="16pt" fo:font-weight="bold"/>
    </style:style>
    <style:style style:name="T7" style:family="text">
      <style:text-properties fo:font-size="18pt"/>
    </style:style>
    <style:style style:name="T8" style:family="text">
      <style:text-properties fo:font-family="Arial" style:font-family-generic="swiss" style:font-pitch="variable" fo:font-size="32pt" fo:font-weight="bold"/>
    </style:style>
    <style:style style:name="T9" style:family="text">
      <style:text-properties fo:font-size="18pt" style:text-underline-style="dash" style:text-underline-width="auto" style:text-underline-color="#ff0000" fo:font-weight="bold"/>
    </style:style>
    <style:style style:name="T10" style:family="text">
      <style:text-properties fo:font-size="16pt"/>
    </style:style>
    <style:style style:name="T11" style:family="text">
      <style:text-properties fo:font-size="15pt"/>
    </style:style>
    <style:style style:name="T12" style:family="text">
      <style:text-properties fo:color="#000000" fo:font-size="12pt" fo:text-shadow="none" fo:font-weight="bold"/>
    </style:style>
    <style:style style:name="T13" style:family="text">
      <style:text-properties fo:color="#000000" fo:font-size="12pt" fo:text-shadow="none"/>
    </style:style>
    <style:style style:name="T14" style:family="text">
      <style:text-properties fo:color="#000000" fo:font-size="12pt" fo:text-shadow="none" fo:font-weight="normal"/>
    </style:style>
    <style:style style:name="T15" style:family="text">
      <style:text-properties fo:color="#000000" fo:font-family="'Times New Roman'" style:font-pitch="variable" fo:font-size="20pt" fo:font-weight="normal"/>
    </style:style>
    <style:style style:name="T16" style:family="text">
      <style:text-properties fo:color="#000000" fo:font-family="'Times New Roman'" style:font-pitch="variable" fo:font-size="20pt"/>
    </style:style>
    <style:style style:name="T17" style:family="text">
      <style:text-properties fo:color="#000000" fo:font-size="14pt" fo:font-weight="bold"/>
    </style:style>
    <style:style style:name="T18" style:family="text">
      <style:text-properties fo:color="#000000" fo:font-size="14pt"/>
    </style:style>
    <style:style style:name="T19" style:family="text">
      <style:text-properties fo:color="#000000" fo:font-family="Courier" style:font-family-generic="modern" style:font-pitch="fixed" fo:font-size="16pt" fo:text-shadow="none" fo:font-weight="normal"/>
    </style:style>
    <style:style style:name="T20" style:family="text">
      <style:text-properties fo:color="#000000" fo:font-family="Courier" style:font-family-generic="modern" style:font-pitch="fixed" fo:font-size="16pt" fo:text-shadow="none" fo:font-weight="bold"/>
    </style:style>
    <style:style style:name="T21" style:family="text">
      <style:text-properties fo:text-shadow="1pt 1pt"/>
    </style:style>
    <style:style style:name="T22" style:family="text">
      <style:text-properties fo:font-weight="bold"/>
    </style:style>
    <style:style style:name="T23" style:family="text">
      <style:text-properties fo:text-shadow="1pt 1pt" fo:font-weight="bold"/>
    </style:style>
    <style:style style:name="T24" style:family="text">
      <style:text-properties fo:font-size="14pt"/>
    </style:style>
    <style:style style:name="T25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1.27cm" text:min-label-width="0.793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">
        <style:list-level-properties text:space-before="0.3cm" text:min-label-width="0.9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imeraPagina" presentation:presentation-page-layout-name="AL1T0">
        <office:forms form:automatic-focus="false" form:apply-design-mode="false"/>
        <draw:frame presentation:style-name="pr1" draw:text-style-name="P1" draw:layer="layout" svg:width="22.859cm" svg:height="3.181cm" svg:x="1.27cm" svg:y="0.76cm" presentation:class="title">
          <draw:text-box>
            <text:p text:style-name="P1"><text:s text:c="2"/></text:p>
          </draw:text-box>
        </draw:frame>
        <draw:frame presentation:style-name="pr2" draw:text-style-name="P2" draw:layer="layout" svg:width="22.485cm" svg:height="12.573cm" svg:x="2.17cm" svg:y="4.457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Programación de dispositiv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móviles con Java (J2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3" draw:layer="layout" svg:width="15.239cm" svg:height="11.966cm" svg:x="1.905cm" svg:y="12.896cm" presentation:class="notes" presentation:placeholder="true">
            <draw:text-box/>
          </draw:frame>
        </presentation:notes>
      </draw:page>
      <draw:page draw:name="page2" draw:style-name="dp3" draw:master-page-name="PrimeraPagina" presentation:presentation-page-layout-name="AL1T0" draw:id="id1">
        <office:forms form:automatic-focus="false" form:apply-design-mode="false"/>
        <draw:frame presentation:style-name="pr4" draw:text-style-name="P4" draw:layer="layout" svg:width="22.859cm" svg:height="3.427cm" svg:x="1.27cm" svg:y="0.637cm" presentation:class="title">
          <draw:text-box>
            <text:p text:style-name="P1"><text:s/></text:p>
          </draw:text-box>
        </draw:frame>
        <draw:frame presentation:style-name="pr5" draw:text-style-name="P5" draw:layer="layout" svg:width="22.485cm" svg:height="12.573cm" svg:x="2.17cm" svg:y="4.457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1. Dispositivos móvi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Características de los dispositiv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audio xlink:href="/../.openoffice.org2/user/gallery/LASER.WAV"/>
          </anim:par>
        </anim:par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3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3cm" svg:y="1.27cm" presentation:class="title" presentation:user-transformed="true">
          <draw:text-box>
            <text:p text:style-name="P1">Dispositivos conectados</text:p>
          </draw:text-box>
        </draw:frame>
        <draw:frame presentation:style-name="pr8" draw:text-style-name="P6" draw:layer="layout" svg:width="20.532cm" svg:height="13.526cm" svg:x="2.561cm" svg:y="3.81cm" presentation:class="outline" presentation:user-transformed="true">
          <draw:text-box>
            <text:list text:style-name="L4">
              <text:list-item>
                <text:p text:style-name="P6"><text:span text:style-name="T3">Dispositivos con pequeños ordenadores embebidos</text:span></text:p>
              </text:list-item>
            </text:list>
            <text:list text:style-name="L4">
              <text:list-item>
                <text:p text:style-name="P7"><text:span text:style-name="T3">Tienen la capacidad de conectarse a la red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ispositivos móviles de informació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MIDs: Mobile Information Devic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Teléfonos móviles, PDAs, et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escodificadores de TV (set top box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Electrodoméstic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Impresoras de red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Rou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etc</text:span></text:p>
                  </text:list-item>
                </text:list>
              </text:list-item>
            </text:list>
          </draw:text-box>
        </draw:frame>
        <draw:custom-shape draw:style-name="gr2" draw:text-style-name="P10" draw:layer="layout" svg:width="0.808cm" svg:height="2.235cm" svg:x="11.505cm" svg:y="12.72cm">
          <text:p text:style-name="P1"/>
          <draw:enhanced-geometry svg:viewBox="0 0 21600 21600" draw:glue-points="0 0 0 21600 21600 10800" draw:text-areas="0 ?f9 7800 ?f10" draw:type="right-brace" draw:modifiers="1800 11382.936738247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2" draw:layer="layout" svg:width="6.56cm" svg:height="0.878cm" svg:x="11.135cm" svg:y="13.334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sin interfaz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4.275cm" svg:height="7.68cm" svg:x="18.87cm" svg:y="7.27cm">
          <draw:image xlink:href="Pictures/20000007000010B400001E015D1BC33B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4cm" svg:y="2.383cm" draw:page-number="3" presentation:class="page"/>
          <draw:frame presentation:style-name="pr9" draw:text-style-name="P13" draw:layer="layout" svg:width="13.962cm" svg:height="11.062cm" svg:x="2.542cm" svg:y="12.97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Limitaciones de los dispositivos</text:p>
          </draw:text-box>
        </draw:frame>
        <draw:frame presentation:style-name="pr10" draw:text-style-name="P14" draw:layer="layout" svg:width="21.392cm" svg:height="12.914cm" svg:x="2.963cm" svg:y="3.81cm" presentation:class="outline" presentation:user-transformed="true">
          <draw:text-box>
            <text:list text:style-name="L4">
              <text:list-item>
                <text:p text:style-name="P6">Escasa memoria</text:p>
              </text:list-item>
            </text:list>
            <text:list text:style-name="L4">
              <text:list-item>
                <text:list>
                  <text:list-item>
                    <text:p text:style-name="P8">Normalmente 128-512Kb de RAM</text:p>
                  </text:list-item>
                </text:list>
              </text:list-item>
            </text:list>
            <text:list text:style-name="L4">
              <text:list-item>
                <text:p text:style-name="P6">CPU lenta</text:p>
              </text:list-item>
            </text:list>
            <text:list text:style-name="L4">
              <text:list-item>
                <text:list>
                  <text:list-item>
                    <text:p text:style-name="P8">1-10 MIPS (Pentium 4 3.0GHz, ~10000 MIPS)</text:p>
                  </text:list-item>
                </text:list>
              </text:list-item>
            </text:list>
            <text:list text:style-name="L4">
              <text:list-item>
                <text:p text:style-name="P6">Pequeña pantalla</text:p>
              </text:list-item>
            </text:list>
            <text:list text:style-name="L4">
              <text:list-item>
                <text:list>
                  <text:list-item>
                    <text:p text:style-name="P8">96x65 – 178x201 píxeles, monocromo – 65536 colores</text:p>
                  </text:list-item>
                </text:list>
              </text:list-item>
            </text:list>
            <text:list text:style-name="L4">
              <text:list-item>
                <text:p text:style-name="P6"><text:s/>Dispositivos de entrada restringidos</text:p>
              </text:list-item>
            </text:list>
            <text:list text:style-name="L4">
              <text:list-item>
                <text:list>
                  <text:list-item>
                    <text:p text:style-name="P8"><text:s/>Teclado 0-9, #, *</text:p>
                  </text:list-item>
                </text:list>
              </text:list-item>
            </text:list>
            <text:list text:style-name="L4">
              <text:list-item>
                <text:p text:style-name="P6"><text:s/>Fuentes de texto limitadas</text:p>
              </text:list-item>
            </text:list>
            <text:list text:style-name="L4">
              <text:list-item>
                <text:list>
                  <text:list-item>
                    <text:p text:style-name="P8">Normalmente sólo una fu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4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5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Características de los MIDs</text:p>
          </draw:text-box>
        </draw:frame>
        <draw:frame draw:style-name="gr4" draw:text-style-name="P10" draw:layer="layout" svg:width="17.375cm" svg:height="11.1cm" svg:x="4.52cm" svg:y="4.26cm">
          <draw:image xlink:href="Pictures/20000007000043E000002B5D4793CA6D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5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6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Redes de telefonía celular</text:p>
          </draw:text-box>
        </draw:frame>
        <draw:frame presentation:style-name="pr10" draw:text-style-name="P6" draw:layer="layout" svg:width="21.908cm" svg:height="13.417cm" svg:x="2.963cm" svg:y="3.81cm" presentation:class="outline" presentation:user-transformed="true">
          <draw:text-box>
            <text:list text:style-name="L4">
              <text:list-item>
                <text:p text:style-name="P6"><text:span text:style-name="T3">1G: Red analógic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Sólo voz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2G: Red digital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Voz y dat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GSM (Global System for Mobile communications) en Europ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d no I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Protocolos WA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Un gateway conecta la red móvil (WAP) a la red Internet (TCP/IP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onmutación de circuitos (Circuit Switched Data, CSD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9’6kbp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Se ocupa un canal de comunicación de forma permanen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Se cobra por tiempo de conexió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6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7" draw:style-name="dp4" draw:master-page-name="PresentacionsCursJava" presentation:presentation-page-layout-name="AL2T1">
        <office:forms form:automatic-focus="false" form:apply-design-mode="false"/>
        <draw:frame presentation:style-name="pr11" draw:text-style-name="P1" draw:layer="layout" svg:width="20.532cm" svg:height="1.267cm" svg:x="3.575cm" svg:y="1.377cm" presentation:class="title" presentation:user-transformed="true">
          <draw:text-box>
            <text:p text:style-name="P1"><text:span text:style-name="T8">Redes de telefonía celular (2)</text:span></text:p>
          </draw:text-box>
        </draw:frame>
        <draw:frame presentation:style-name="pr12" draw:text-style-name="P6" draw:layer="layout" svg:width="21.591cm" svg:height="13.366cm" svg:x="2.963cm" svg:y="3.81cm" presentation:class="outline" presentation:user-transformed="true">
          <draw:text-box>
            <text:list text:style-name="L4">
              <text:list-item>
                <text:p text:style-name="P6"><text:span text:style-name="T3">2,5G: GPRS (General Packet Radio Service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ransmisión de paque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No ocupa un canal de forma permanen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Hasta 144kbps teóricamente (40kbps en la práctica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Cobra por volumen de información transmitid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implementa sobre la misma red GSM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3G: Banda anch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d UMTS (Universal Mobile Telephony System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ntre 384kbps y 2Mbp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rvicios multimedia: </text:span><text:span text:style-name="T7">Videoconferencia, TV, música, et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ransmisión de paque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quiere nueva infraestruct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7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8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 presentation:user-transformed="true">
          <draw:text-box>
            <text:p text:style-name="P1">Conectividad de los MIDs</text:p>
          </draw:text-box>
        </draw:frame>
        <draw:frame presentation:style-name="pr10" draw:text-style-name="P6" draw:layer="layout" svg:width="21.697cm" svg:height="12.997cm" svg:x="2.963cm" svg:y="3.81cm" presentation:class="outline" presentation:user-transformed="true">
          <draw:text-box>
            <text:list text:style-name="L4">
              <text:list-item>
                <text:p text:style-name="P6">Los dispositivos deben conectarse para descargar las aplicaciones</text:p>
              </text:list-item>
            </text:list>
            <text:list text:style-name="L4">
              <text:list-item>
                <text:list>
                  <text:list-item>
                    <text:p text:style-name="P8">Over The Air (OT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nexión a Internet por la red móvil (GSM, GPRS, UMT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able serie o US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nexión físic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frarroj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Los dispositivos deben verse entre si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luetoot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Ondas de radio (10 metros de alcance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Alta velocidad (723kbit/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8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9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WAP (Wireless Application Protocol)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Estándar para aplicaciones de Internet en móviles</text:p>
              </text:list-item>
            </text:list>
            <text:list text:style-name="L4">
              <text:list-item>
                <text:list>
                  <text:list-item>
                    <text:p text:style-name="P8">Define un conjunto de protocolos</text:p>
                  </text:list-item>
                </text:list>
              </text:list-item>
            </text:list>
            <text:list text:style-name="L4">
              <text:list-item>
                <text:p text:style-name="P6">Objetivo</text:p>
              </text:list-item>
            </text:list>
            <text:list text:style-name="L4">
              <text:list-item>
                <text:list>
                  <text:list-item>
                    <text:p text:style-name="P8">Permitir acceder a aplicaciones de Internet desde móv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oder realizar aplicaciones independientes del fabricante, operador, y tipo de red de los dispositivos</text:p>
                  </text:list-item>
                </text:list>
              </text:list-item>
            </text:list>
            <text:list text:style-name="L4">
              <text:list-item>
                <text:p text:style-name="P6">Documentos en lenguaje WML</text:p>
              </text:list-item>
            </text:list>
            <text:list text:style-name="L4">
              <text:list-item>
                <text:list>
                  <text:list-item>
                    <text:p text:style-name="P8">Lenguaje basado en XML orientado a móviles</text:p>
                  </text:list-item>
                </text:list>
              </text:list-item>
            </text:list>
            <text:list text:style-name="L4">
              <text:list-item>
                <text:p text:style-name="P6">WAP NO ES J2ME!!!</text:p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9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0" draw:style-name="dp1" draw:master-page-name="PrimeraPagina" presentation:presentation-page-layout-name="AL2T1">
        <office:forms form:automatic-focus="false" form:apply-design-mode="false"/>
        <draw:frame presentation:style-name="pr1" draw:text-style-name="P1" draw:layer="layout" svg:width="22.859cm" svg:height="3.181cm" svg:x="1.27cm" svg:y="0.76cm" presentation:class="title">
          <draw:text-box>
            <text:p text:style-name="P1"><text:s/></text:p>
          </draw:text-box>
        </draw:frame>
        <draw:frame presentation:style-name="pr13" draw:text-style-name="P15" draw:layer="layout" svg:width="22.485cm" svg:height="12.573cm" svg:x="2.17cm" svg:y="4.457cm" presentation:class="outline">
          <draw:text-box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>2. Clientes para móviles</text:span></text:p>
              </text:list-item>
            </text:list>
            <text:list text:style-name="L6">
              <text:list-item>
                <text:p text:style-name="P15"><text:span text:style-name="T1">Tipos de clientes para móviles</text:span></text:p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14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11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Tipos de cliente</text:p>
          </draw:text-box>
        </draw:frame>
        <draw:frame presentation:style-name="pr10" draw:text-style-name="P6" draw:layer="layout" svg:width="21.591cm" svg:height="12.914cm" svg:x="2.963cm" svg:y="3.81cm" presentation:class="outline">
          <draw:text-box>
            <text:list text:style-name="L4">
              <text:list-item>
                <text:p text:style-name="P6">Según el reparto de la carga entre cliente/servidor</text:p>
              </text:list-item>
            </text:list>
          </draw:text-box>
        </draw:frame>
        <draw:frame draw:style-name="gr4" draw:text-style-name="P10" draw:layer="layout" svg:width="15.275cm" svg:height="11.01cm" svg:x="8.45cm" svg:y="5.079cm">
          <draw:image xlink:href="Pictures/2000000700003BAC00002B037B460493.svm" xlink:type="simple" xlink:show="embed" xlink:actuate="onLoad">
            <text:p text:style-name="P1"/>
          </draw:image>
        </draw:frame>
        <draw:frame draw:style-name="gr5" draw:text-style-name="P1" draw:layer="layout" svg:width="4.837cm" svg:height="1.187cm" svg:x="3cm" svg:y="6.964cm">
          <draw:text-box>
            <text:p text:style-name="P1"><text:s text:c="4"/>Thin</text:p>
          </draw:text-box>
        </draw:frame>
        <draw:frame draw:style-name="gr5" draw:text-style-name="P1" draw:layer="layout" svg:width="4.837cm" svg:height="1.187cm" svg:x="2.962cm" svg:y="10.972cm">
          <draw:text-box>
            <text:p text:style-name="P1"><text:s text:c="4"/>Thick</text:p>
          </draw:text-box>
        </draw:frame>
        <draw:frame draw:style-name="gr5" draw:text-style-name="P1" draw:layer="layout" svg:width="4.837cm" svg:height="2.123cm" svg:x="3.858cm" svg:y="12.81cm">
          <draw:text-box>
            <text:p text:style-name="P1"><text:s text:c="4"/>Standalone</text:p>
          </draw:text-box>
        </draw:frame>
        <presentation:notes draw:style-name="dp2">
          <draw:page-thumbnail draw:style-name="gr1" draw:layer="layout" svg:width="12.647cm" svg:height="9.486cm" svg:x="3.196cm" svg:y="2.385cm" draw:page-number="11" presentation:class="page"/>
          <draw:frame presentation:style-name="pr15" draw:text-style-name="P3" draw:layer="layout" svg:width="13.962cm" svg:height="11.313cm" svg:x="2.544cm" svg:y="12.981cm" presentation:class="notes" presentation:placeholder="true">
            <draw:text-box/>
          </draw:frame>
        </presentation:notes>
      </draw:page>
      <draw:page draw:name="page12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Clientes thin</text:p>
          </draw:text-box>
        </draw:frame>
        <draw:frame presentation:style-name="pr10" draw:text-style-name="P6" draw:layer="layout" svg:width="21.591cm" svg:height="12.914cm" svg:x="2.963cm" svg:y="3.91cm" presentation:class="outline" presentation:user-transformed="true">
          <draw:text-box>
            <text:list text:style-name="L4">
              <text:list-item>
                <text:p text:style-name="P6">Todo el procesamiento se realiza en el servidor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l cliente sólo se ocupa de la interfaz de usuario (UI)</text:span></text:p>
                  </text:list-item>
                </text:list>
              </text:list-item>
            </text:list>
            <text:list text:style-name="L4">
              <text:list-item>
                <text:p text:style-name="P6">El cliente normalmente se compone de: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avegad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Documento web (p.ej. HTML)</text:span></text:p>
                  </text:list-item>
                </text:list>
              </text:list-item>
            </text:list>
            <text:list text:style-name="L4">
              <text:list-item>
                <text:p text:style-name="P6">Descarga documentos y los muestra en un navegador</text:p>
              </text:list-item>
            </text:list>
            <text:list text:style-name="L4">
              <text:list-item>
                <text:p text:style-name="P6">Los documentos HTML no son adecuados para móviles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definen nuevos tipos de documento (WML, XHTML-MP..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muestran en un navegador especial (Microbrows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2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3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Tecnologías para clientes thick</text:p>
          </draw:text-box>
        </draw:frame>
        <draw:frame presentation:style-name="pr10" draw:text-style-name="P6" draw:layer="layout" svg:width="21.591cm" svg:height="13.135cm" svg:x="2.963cm" svg:y="3.81cm" presentation:class="outline" presentation:user-transformed="true">
          <draw:text-box>
            <text:list text:style-name="L4">
              <text:list-item>
                <text:p text:style-name="P6"><text:span text:style-name="T4">Sistema operativo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Symbian OS, Palm OS, Windows Pocket PC, et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Poco porta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Requiere aprender nuevas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Problemas de segurida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Runtime Environmen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9">J2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Soportado por gran cantidad de dispositiv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Existe una gran comunidad de desarrolladores Jav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BREW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Soportado por pocos dispositiv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Requiere aprender una nueva AP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NET Compact Framework ( </text:span><text:span text:style-name="T10">Pocket PC, Windows CE y Windows Mobi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3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4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Clientes thick</text:p>
          </draw:text-box>
        </draw:frame>
        <draw:frame presentation:style-name="pr10" draw:text-style-name="P6" draw:layer="layout" svg:width="21.591cm" svg:height="13.395cm" svg:x="2.963cm" svg:y="3.81cm" presentation:class="outline" presentation:user-transformed="true">
          <draw:text-box>
            <text:list text:style-name="L4">
              <text:list-item>
                <text:p text:style-name="P6">La aplicación se descarga e instala en el cliente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ejecuta de forma loc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rabaja de forma coordinada con el servid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aliza en el cliente todo el procesamiento posible</text:span></text:p>
                  </text:list-item>
                </text:list>
              </text:list-item>
            </text:list>
            <text:list text:style-name="L4">
              <text:list-item>
                <text:p text:style-name="P6">Aplicaciones dedicadas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ara una tarea concreta</text:span></text:p>
                  </text:list-item>
                </text:list>
              </text:list-item>
            </text:list>
            <text:list text:style-name="L4">
              <text:list-item>
                <text:p text:style-name="P6">Sólo necesita intercambiar información, no presentación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Los documentos web (p.e. HTML) no sirven</text:span></text:p>
                  </text:list-item>
                </text:list>
              </text:list-item>
            </text:list>
            <text:list text:style-name="L4">
              <text:list-item>
                <text:p text:style-name="P6">Se puede comunicar mediante diferentes protocolos</text:p>
              </text:list-item>
            </text:list>
            <text:list text:style-name="L4">
              <text:list-item>
                <text:list>
                  <text:list-item>
                    <text:p text:style-name="P8">Servicios Web, RPC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4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5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¿Thick o Thin?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<text:span text:style-name="T3">Thi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equiere conectar a la red para descargar cada document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Velocidad de descarga lenta en móvi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Limitado a las posibilidades del navegad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Fácil de mantener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Thic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antenimiento costos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Interfaz de usuario (UI) más flexi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inimiza el tráfico en la r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uede funcionar sin conexió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ayor rendimiento multime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5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6" draw:style-name="dp1" draw:master-page-name="PrimeraPagina" presentation:presentation-page-layout-name="AL2T1">
        <office:forms form:automatic-focus="false" form:apply-design-mode="false"/>
        <draw:frame presentation:style-name="pr1" draw:text-style-name="P1" draw:layer="layout" svg:width="22.859cm" svg:height="3.181cm" svg:x="1.27cm" svg:y="0.76cm" presentation:class="title">
          <draw:text-box>
            <text:p text:style-name="P1"><text:s text:c="2"/></text:p>
          </draw:text-box>
        </draw:frame>
        <draw:frame presentation:style-name="pr13" draw:text-style-name="P16" draw:layer="layout" svg:width="22.485cm" svg:height="12.573cm" svg:x="2.17cm" svg:y="4.457cm" presentation:class="outline">
          <draw:text-box>
            <text:list text:style-name="L6">
              <text:list-item>
                <text:p text:style-name="P16"/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>3. Introducción a J2ME</text:span></text:p>
              </text:list-item>
            </text:list>
            <text:list text:style-name="L6">
              <text:list-item>
                <text:p text:style-name="P15"><text:span text:style-name="T1">Arquitectura de la plataforma J2ME</text:span></text:p>
              </text:list-item>
            </text:list>
            <text:list text:style-name="L6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16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17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Java 2 Micro Edition</text:p>
          </draw:text-box>
        </draw:frame>
        <draw:frame presentation:style-name="pr10" draw:text-style-name="P6" draw:layer="layout" svg:width="22.558cm" svg:height="12.914cm" svg:x="2.544cm" svg:y="3.81cm" presentation:class="outline" presentation:user-transformed="true">
          <draw:text-box>
            <text:list text:style-name="L4">
              <text:list-item>
                <text:p text:style-name="P6"><text:span text:style-name="T4">Edición de la plataforma Java 2 para dispositivos móviles</text:span></text:p>
              </text:list-item>
            </text:list>
            <text:list text:style-name="L4">
              <text:list-item>
                <text:p text:style-name="P6"><text:span text:style-name="T4">Independiente de la plataform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decuado para programar dispositivos heterogéneo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Gran comunidad de desarrolladores Jav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Los programadores Java podrán desarrollar aplicaciones para móviles de forma sencill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o hace falta que aprendan un nuevo lenguaje</text:span></text:p>
                  </text:list-item>
                </text:list>
              </text:list-item>
            </text:list>
            <text:list text:style-name="L4">
              <text:list-item>
                <text:p text:style-name="P6">Consiste en un conjunto de APIs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Una sola API es insuficiente para la variedad de tipos de dispositivos existen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ada API se dedica a una distinta familia de dispositiv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7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8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Capas de J2ME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<text:span text:style-name="T4">Configuraciones (CDC, CLDC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PI común para todo un gran conjunto de dispositiv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lementos básicos del lenguaje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Perfiles (MIDP, DoJa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PI que cubre las características propias de una familia de dispositivos concret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<text:s/></text:span><text:span text:style-name="T5">P.ej, para acceder a la pantalla de los teléfonos móvil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Paquetes opcional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PIs para características especiales de ciertos dispositiv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.ej, para acceder a la cámara de algunos teléfonos móv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18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19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APIs de J2ME</text:p>
          </draw:text-box>
        </draw:frame>
        <draw:frame presentation:style-name="pr10" draw:text-style-name="P6" draw:layer="layout" svg:width="12.447cm" svg:height="13.699cm" svg:x="12.107cm" svg:y="3.41cm" presentation:class="outline" presentation:user-transformed="true">
          <draw:text-box>
            <text:list text:style-name="L4">
              <text:list-item>
                <text:p text:style-name="P14">Configuraciones</text:p>
              </text:list-item>
            </text:list>
            <text:list text:style-name="L4">
              <text:list-item>
                <text:p text:style-name="P6">CDC: Dispositivos conectados</text:p>
              </text:list-item>
            </text:list>
            <text:list text:style-name="L4">
              <text:list-item>
                <text:list>
                  <text:list-item>
                    <text:p text:style-name="P8"><text:s/>Sobre JVM</text:p>
                  </text:list-item>
                </text:list>
              </text:list-item>
            </text:list>
            <text:list text:style-name="L4">
              <text:list-item>
                <text:p text:style-name="P6">CLDC: Dispositivos conectados limitados</text:p>
              </text:list-item>
            </text:list>
            <text:list text:style-name="L4">
              <text:list-item>
                <text:list>
                  <text:list-item>
                    <text:p text:style-name="P8">Sobre KVM (limitad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aquet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java.la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java.i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java.uti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javax.microedition.i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7.575cm" svg:height="12.57cm" svg:x="4.02cm" svg:y="3.656cm">
          <draw:image xlink:href="Pictures/2000000700001D980000311B8B01E13A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19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0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CLDC</text:p>
          </draw:text-box>
        </draw:frame>
        <draw:frame presentation:style-name="pr10" draw:text-style-name="P6" draw:layer="layout" svg:width="21.591cm" svg:height="13.556cm" svg:x="2.963cm" svg:y="3.81cm" presentation:class="outline" presentation:user-transformed="true">
          <draw:text-box>
            <text:list text:style-name="L4">
              <text:list-item>
                <text:p text:style-name="P6"><text:span text:style-name="T5">Dispositivos con memoria del orden de los KB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Puede funcionar con sólo 128K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Teléfonos móviles y PDAs de gama baja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Se ejecuta sobre KVM (Kilobyte Virtual Machine)</text:span></text:p>
              </text:list-item>
            </text:list>
            <text:list text:style-name="L4">
              <text:list-item>
                <text:p text:style-name="P6"><text:span text:style-name="T5">Muy limitada, para poder funcionar con escasos recurso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P.ej, no soporta reales (tipos float y double)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Perfil MIDP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ispositivos móviles de información (MID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Paquet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javax.microedition.lcdu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javax.microedition.midle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javax.microedition.rm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5">Perfil DoJa (DoCoMo Java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ispositivos iM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0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1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Paquetes opcionales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Wireless Messaging API (WMA)</text:p>
              </text:list-item>
            </text:list>
            <text:list text:style-name="L4">
              <text:list-item>
                <text:list>
                  <text:list-item>
                    <text:p text:style-name="P8">Envío y recepción de mensajes cortos (SMS)</text:p>
                  </text:list-item>
                </text:list>
              </text:list-item>
            </text:list>
            <text:list text:style-name="L4">
              <text:list-item>
                <text:p text:style-name="P6">Mobile Media API (MMAPI)</text:p>
              </text:list-item>
            </text:list>
            <text:list text:style-name="L4">
              <text:list-item>
                <text:list>
                  <text:list-item>
                    <text:p text:style-name="P8">Multimedia, reproducción y captura de video y audio</text:p>
                  </text:list-item>
                </text:list>
              </text:list-item>
            </text:list>
            <text:list text:style-name="L4">
              <text:list-item>
                <text:p text:style-name="P6">Bluetooth API</text:p>
              </text:list-item>
            </text:list>
            <text:list text:style-name="L4">
              <text:list-item>
                <text:list>
                  <text:list-item>
                    <text:p text:style-name="P8">Permite establecer conexiones vía Bluetooth</text:p>
                  </text:list-item>
                </text:list>
              </text:list-item>
            </text:list>
            <text:list text:style-name="L4">
              <text:list-item>
                <text:p text:style-name="P6">J2ME Web Services</text:p>
              </text:list-item>
            </text:list>
            <text:list text:style-name="L4">
              <text:list-item>
                <text:list>
                  <text:list-item>
                    <text:p text:style-name="P8">Invocación de servicios web desde dispositivos móviles</text:p>
                  </text:list-item>
                </text:list>
              </text:list-item>
            </text:list>
            <text:list text:style-name="L4">
              <text:list-item>
                <text:p text:style-name="P6">Mobile 3D Graphics</text:p>
              </text:list-item>
            </text:list>
            <text:list text:style-name="L4">
              <text:list-item>
                <text:list>
                  <text:list-item>
                    <text:p text:style-name="P8">Permite incorporar gráficos 3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1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2" draw:style-name="dp1" draw:master-page-name="PrimeraPagina" presentation:presentation-page-layout-name="AL2T1">
        <office:forms form:automatic-focus="false" form:apply-design-mode="false"/>
        <draw:frame presentation:style-name="pr1" draw:text-style-name="P1" draw:layer="layout" svg:width="22.859cm" svg:height="3.181cm" svg:x="1.27cm" svg:y="0.76cm" presentation:class="title">
          <draw:text-box>
            <text:p text:style-name="P1"><text:s text:c="2"/></text:p>
          </draw:text-box>
        </draw:frame>
        <draw:frame presentation:style-name="pr13" draw:text-style-name="P16" draw:layer="layout" svg:width="22.485cm" svg:height="12.573cm" svg:x="2.17cm" svg:y="4.457cm" presentation:class="outline">
          <draw:text-box>
            <text:list text:style-name="L6">
              <text:list-item>
                <text:p text:style-name="P16"/>
              </text:list-item>
            </text:list>
            <text:list text:style-name="L6">
              <text:list-item>
                <text:p text:style-name="P15"><text:span text:style-name="T1">4. Introducción a J2ME</text:span></text:p>
              </text:list-item>
            </text:list>
            <text:list text:style-name="L6">
              <text:list-item>
                <text:p text:style-name="P15"><text:span text:style-name="T1">Arquitectura de la plataforma J2ME</text:span></text:p>
              </text:list-item>
            </text:list>
            <text:list text:style-name="L6">
              <text:list-item>
                <text:p text:style-name="P16"/>
              </text:list-item>
            </text:list>
            <text:list text:style-name="L6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17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23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MIDlets</text:p>
          </draw:text-box>
        </draw:frame>
        <draw:frame presentation:style-name="pr10" draw:text-style-name="P6" draw:layer="layout" svg:width="21.591cm" svg:height="13.637cm" svg:x="2.963cm" svg:y="3.81cm" presentation:class="outline" presentation:user-transformed="true">
          <draw:text-box>
            <text:list text:style-name="L4">
              <text:list-item>
                <text:p text:style-name="P6">Las aplicaciones para dispositivos MIDP se denominan MIDlets</text:p>
              </text:list-item>
            </text:list>
            <text:list text:style-name="L4">
              <text:list-item>
                <text:p text:style-name="P6">Estas aplicaciones se distribuyen como una suite de MIDlets, que se compone de:</text:p>
              </text:list-item>
            </text:list>
            <text:list text:style-name="L4">
              <text:list-item>
                <text:list>
                  <text:list-item>
                    <text:p text:style-name="P8">Fichero JA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Fichero ASCII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Descripción de la aplicació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Fichero JA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Aplicación empaquetada (clases y recurso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ntiene uno o más MIDle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ontiene un fichero MANIFEST.MF con información sobre la aplicació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3" presentation:class="page"/>
          <draw:frame presentation:style-name="pr18" draw:text-style-name="P3" draw:layer="layout" svg:width="13.962cm" svg:height="11.313cm" svg:x="2.544cm" svg:y="12.981cm" presentation:class="notes" presentation:placeholder="true">
            <draw:text-box/>
          </draw:frame>
        </presentation:notes>
      </draw:page>
      <draw:page draw:name="page24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Fichero JAD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Ejemplo de fichero JAD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/><text:span text:style-name="T12">MIDlet-Name</text:span><text:span text:style-name="T13">: </text:span><text:span text:style-name="T14">Hello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Version</text:span><text:span text:style-name="T13">: </text:span><text:span text:style-name="T14">1.0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Vendor</text:span><text:span text:style-name="T13">: </text:span><text:span text:style-name="T14">Escola del Treb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Description</text:span><text:span text:style-name="T13">: </text:span><text:span text:style-name="T14">Aplicación de ejemplo para móvi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Jar-Size</text:span><text:span text:style-name="T13">: </text:span><text:span text:style-name="T14">1634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3"><text:s text:c="2"/></text:span><text:span text:style-name="T12">MIDlet-Jar-URL</text:span><text:span text:style-name="T13">: </text:span><text:span text:style-name="T14">helloworld.j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6">En un dispositivo real es importante que <text:span text:style-name="T15">MIDlet</text:span><text:span text:style-name="T16">-</text:span><text:span text:style-name="T15">Jar</text:span><text:span text:style-name="T16">-</text:span><text:span text:style-name="T15">Size</text:span> contenga el tamaño real del fichero JAR</text:p>
              </text:list-item>
            </text:list>
            <text:list text:style-name="L4">
              <text:list-item>
                <text:p text:style-name="P6">Si publicamos la aplicación en Internet, <text:span text:style-name="T15">MIDlet</text:span><text:span text:style-name="T16">-</text:span><text:span text:style-name="T15">Jar</text:span><text:span text:style-name="T16">-</text:span><text:span text:style-name="T15">URL</text:span> deberá apuntar a la URL de Internet donde se encuentra publicado el fichero JAR.</text:p>
              </text:list-item>
            </text:list>
          </draw:text-box>
        </draw:frame>
        <draw:custom-shape draw:style-name="gr6" draw:text-style-name="P10" draw:layer="layout" svg:width="14.566cm" svg:height="4.599cm" svg:x="5.308cm" svg:y="5.132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47cm" svg:height="9.486cm" svg:x="3.196cm" svg:y="2.385cm" draw:page-number="24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5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Fichero MANIFEST.MF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Ejemplo de fichero MANIFEST.MF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Name</text:span><text:span text:style-name="T18">: Hello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Version</text:span><text:span text:style-name="T18">: 1.0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Vendor</text:span><text:span text:style-name="T18">: Escola del Treb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Description</text:span><text:span text:style-name="T18">: Aplicaciones ejemplo para móvi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croEdition-Configuration</text:span><text:span text:style-name="T18">: CLDC-1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croEdition-Profile</text:span><text:span text:style-name="T18">: MIDP-1.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1</text:span><text:span text:style-name="T18">: HelloWorld1, /icons/HelloWorld1.png, es.et.helloWorld.helloWorld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2</text:span><text:span text:style-name="T18">: <text:s/>HelloWorld2, /icons/ts.png, es.et.helloWorld.helloWorld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7">MIDlet-3</text:span><text:span text:style-name="T18">: <text:s/>HelloWorld3, /icons/panj.png, es.et.helloWorld.helloWorld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8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Si el dispositivo real no soporta la configuración o el perfil indicados, se producirá un error en la instalación</text:p>
              </text:list-item>
            </text:list>
          </draw:text-box>
        </draw:frame>
        <draw:custom-shape draw:style-name="gr6" draw:text-style-name="P10" draw:layer="layout" svg:width="19.168cm" svg:height="7.937cm" svg:x="4.923cm" svg:y="4.87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47cm" svg:height="9.486cm" svg:x="3.196cm" svg:y="2.385cm" draw:page-number="25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6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Software gestor de aplicaciones</text:p>
          </draw:text-box>
        </draw:frame>
        <draw:frame presentation:style-name="pr10" draw:text-style-name="P6" draw:layer="layout" svg:width="21.591cm" svg:height="13.146cm" svg:x="2.963cm" svg:y="3.81cm" presentation:class="outline" presentation:user-transformed="true">
          <draw:text-box>
            <text:list text:style-name="L4">
              <text:list-item>
                <text:p text:style-name="P6"><text:span text:style-name="T7">Los dispositivos móviles con soporte para Java tienen instalado un software gestor de aplicacion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AMS: Application Management Software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Gestiona las aplicaciones Java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Descarg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Descarga primero el fichero JAD y muestra los datos de la aplicació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Si la aplicación es compatible y el usuario acepta, descarga el J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7">Instalación</text:span></text:p>
              </text:list-item>
            </text:list>
            <text:list text:style-name="L4">
              <text:list-item>
                <text:p text:style-name="P6"><text:span text:style-name="T7">Actualización</text:span></text:p>
              </text:list-item>
            </text:list>
            <text:list text:style-name="L4">
              <text:list-item>
                <text:p text:style-name="P6"><text:span text:style-name="T7">Desinstalación</text:span></text:p>
              </text:list-item>
            </text:list>
            <text:list text:style-name="L4">
              <text:list-item>
                <text:p text:style-name="P6"><text:span text:style-name="T7">Ejecució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Es el contenedor que da soporte a los MIDle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Contiene la KVM sobre la que se ejecutarán las aplicacion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1">Soporta la API de MID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Controla el ciclo de vida de los MIDlets que ejecu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6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7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Pasos del proceso</text:p>
          </draw:text-box>
        </draw:frame>
        <draw:frame presentation:style-name="pr10" draw:text-style-name="P6" draw:layer="layout" svg:width="12.077cm" svg:height="13.313cm" svg:x="12.477cm" svg:y="3.81cm" presentation:class="outline" presentation:user-transformed="true">
          <draw:text-box>
            <text:list text:style-name="L4">
              <text:list-item>
                <text:p text:style-name="P6"><text:span text:style-name="T7">Compil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Utilizar como clases del núcleo la API de MIDP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Ofuscar</text:span> <text:span text:style-name="T7">(optativo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Reducir tamaño de los fiche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Evitar descompilació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Preverific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Reorganizar el código para facilitar la verificación a la KV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Comprobar que no se usan características no soportadas por KVM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Empaquet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Crear ficheros JAR y JAD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7">Prob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En emuladores o dispositivos reales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8.875cm" svg:height="11.46cm" svg:x="3.17cm" svg:y="4.211cm">
          <draw:image xlink:href="Pictures/20000007000022AC00002CC56571EDA3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27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8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Sun Wireless Toolkit (WTK)</text:p>
          </draw:text-box>
        </draw:frame>
        <draw:frame presentation:style-name="pr10" draw:text-style-name="P18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<text:span text:style-name="T4">Incluye las APIs necesaria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MIDP y APIs adicional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Incluye herramientas que no están en Java 2 SD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reverificador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Incluye emuladores para probar las aplicacion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puede integrar con emuladores proporcionados por terceros (Nokia, Ericsson, etc).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Facilita el proceso de construcción de aplicacion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ntorno de creación de aplicacion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Es necesario contar con Java 2 SDK para compilar y empaquetar</text:span></text:p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28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29" draw:style-name="dp1" draw:master-page-name="PrimeraPagina" presentation:presentation-page-layout-name="AL2T1">
        <office:forms form:automatic-focus="false" form:apply-design-mode="false"/>
        <draw:frame presentation:style-name="pr1" draw:text-style-name="P1" draw:layer="layout" svg:width="22.859cm" svg:height="3.181cm" svg:x="1.27cm" svg:y="0.76cm" presentation:class="title">
          <draw:text-box>
            <text:p text:style-name="P1"><text:s/><text:tab/></text:p>
          </draw:text-box>
        </draw:frame>
        <draw:frame presentation:style-name="pr13" draw:text-style-name="P16" draw:layer="layout" svg:width="22.485cm" svg:height="12.573cm" svg:x="2.17cm" svg:y="4.457cm" presentation:class="outline">
          <draw:text-box>
            <text:list text:style-name="L6">
              <text:list-item>
                <text:p text:style-name="P16"/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>5. MIDlets</text:span></text:p>
              </text:list-item>
            </text:list>
            <text:list text:style-name="L6">
              <text:list-item>
                <text:p text:style-name="P15"><text:span text:style-name="T1">Ciclo de vida y propiedade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9" presentation:class="page"/>
          <draw:frame presentation:style-name="pr19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30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Ciclo de vida</text:p>
          </draw:text-box>
        </draw:frame>
        <draw:frame presentation:style-name="pr10" draw:text-style-name="P6" draw:layer="layout" svg:width="21.591cm" svg:height="12.914cm" svg:x="2.963cm" svg:y="3.81cm" presentation:class="outline">
          <draw:text-box>
            <text:list text:style-name="L4">
              <text:list-item>
                <text:p text:style-name="P6">La clase principal de la aplicación debe heredar de MIDlet</text:p>
              </text:list-item>
            </text:list>
            <text:list text:style-name="L4">
              <text:list-item>
                <text:p text:style-name="P6">Componente que se ejecuta en un contenedor</text:p>
              </text:list-item>
            </text:list>
            <text:list text:style-name="L4">
              <text:list-item>
                <text:list>
                  <text:list-item>
                    <text:p text:style-name="P8">AMS = Software Gestor de Aplicaciones</text:p>
                  </text:list-item>
                </text:list>
              </text:list-item>
            </text:list>
            <text:list text:style-name="L4">
              <text:list-item>
                <text:p text:style-name="P6">El AMS controla su ciclo de vida</text:p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30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1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Esqueleto de un MIDlet</text:p>
          </draw:text-box>
        </draw:frame>
        <draw:frame draw:style-name="gr7" draw:text-style-name="P21" draw:layer="layout" svg:width="21.591cm" svg:height="9.182cm" svg:x="2.963cm" svg:y="4.11cm">
          <draw:text-box>
            <text:list text:style-name="L8">
              <text:list-item>
                <text:p text:style-name="P19"><text:span text:style-name="T19">import javax.microedition.midlet.*;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public class MiMIDlet </text:span><text:span text:style-name="T20">extends MIDlet</text:span><text:span text:style-name="T19"> {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protected void </text:span><text:span text:style-name="T20">startApp</text:span><text:span text:style-name="T19"> ( ) throws MIDletStateChangeException{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7"/></text:span><text:span text:style-name="T19">// Estado activo -&gt; comenza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}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protected void </text:span><text:span text:style-name="T20">pauseApp</text:span><text:span text:style-name="T19"> ( ) {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7"/></text:span><text:span text:style-name="T19">// Estado pausa -&gt; detener hilo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}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protected void </text:span><text:span text:style-name="T20">destroyApp</text:span><text:span text:style-name="T19"> (boolean incondicional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17"/></text:span><text:span text:style-name="T19">throws MIDletStateChangeException {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7"/></text:span><text:span text:style-name="T19">// Estado destruido -&gt; liberar recurso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<text:s text:c="2"/></text:span><text:span text:style-name="T19">}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1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31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2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Propiedades</text:p>
          </draw:text-box>
        </draw:frame>
        <draw:frame presentation:style-name="pr20" draw:text-style-name="P6" draw:layer="layout" svg:width="21.591cm" svg:height="5.425cm" svg:x="2.963cm" svg:y="3.81cm" presentation:class="outline" presentation:user-transformed="true">
          <draw:text-box>
            <text:list text:style-name="L4">
              <text:list-item>
                <text:p text:style-name="P6">Leer propiedades de configuración (JAD)</text:p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6">Salir de la aplicación</text:p>
              </text:list-item>
            </text:list>
            <text:list text:style-name="L4">
              <text:list-item>
                <text:p text:style-name="P14"><text:span text:style-name="T21"/></text:p>
              </text:list-item>
            </text:list>
          </draw:text-box>
        </draw:frame>
        <draw:rect draw:style-name="gr8" draw:layer="layout" svg:width="21.077cm" svg:height="1.365cm" svg:x="3.166cm" svg:y="4.951cm">
          <text:list text:style-name="L7">
            <text:list-item>
              <text:list>
                <text:list-item>
                  <text:list>
                    <text:list-item>
                      <text:p text:style-name="P20">String valor = <text:span text:style-name="T22">getAppProperty</text:span>(String key);</text:p>
                    </text:list-item>
                  </text:list>
                </text:list-item>
              </text:list>
            </text:list-item>
          </text:list>
        </draw:rect>
        <draw:rect draw:style-name="gr8" draw:layer="layout" svg:width="21.077cm" svg:height="5.157cm" svg:x="3.246cm" svg:y="8.664cm">
          <text:list text:style-name="L7">
            <text:list-item>
              <text:list>
                <text:list-item>
                  <text:list>
                    <text:list-item>
                      <text:p text:style-name="P20">public void salir() {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 text:c="2"/>try {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 text:c="8"/><text:span text:style-name="T22">destroyApp</text:span>(false);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 text:c="8"/><text:span text:style-name="T22">notifyDestroyed</text:span>();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 text:c="2"/>} catch(MIDletStateChangeException e) { }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}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/>
                    </text:list-item>
                  </text:list>
                </text:list-item>
              </text:list>
            </text:list-item>
          </text:list>
        </draw:rect>
        <presentation:notes draw:style-name="dp2">
          <draw:page-thumbnail draw:style-name="gr1" draw:layer="layout" svg:width="12.647cm" svg:height="9.486cm" svg:x="3.196cm" svg:y="2.385cm" draw:page-number="32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3" draw:style-name="dp1" draw:master-page-name="PrimeraPagina" presentation:presentation-page-layout-name="AL2T1">
        <office:forms form:automatic-focus="false" form:apply-design-mode="false"/>
        <draw:frame presentation:style-name="pr13" draw:text-style-name="P15" draw:layer="layout" svg:width="22.485cm" svg:height="12.573cm" svg:x="2.17cm" svg:y="4.457cm" presentation:class="outline">
          <draw:text-box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  <text:list text:style-name="L6">
              <text:list-item>
                <text:p text:style-name="P15"><text:span text:style-name="T1">6. Interfaz gráfica</text:span></text:p>
              </text:list-item>
            </text:list>
            <text:list text:style-name="L6">
              <text:list-item>
                <text:p text:style-name="P15"><text:span text:style-name="T1">Display y pantallas</text:span></text:p>
              </text:list-item>
            </text:list>
            <text:list text:style-name="L6">
              <text:list-item>
                <text:p text:style-name="P1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3" presentation:class="page"/>
          <draw:frame presentation:style-name="pr21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34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Display</text:p>
          </draw:text-box>
        </draw:frame>
        <draw:frame presentation:style-name="pr22" draw:text-style-name="P6" draw:layer="layout" svg:width="21.591cm" svg:height="12.621cm" svg:x="2.963cm" svg:y="3.81cm" presentation:class="outline" presentation:user-transformed="true">
          <draw:text-box>
            <text:list text:style-name="L4">
              <text:list-item>
                <text:p text:style-name="P6"><text:span text:style-name="T4">La interfaz gráfica se realizará con la API LCDUI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LCDUI = Limited Connected Devices User Interfa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e encuentra en el paquete javax.microedition.lcdui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El display representa el visor del móvil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os permite acceder a la pantall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os permite acceder al teclado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ada MIDlet tiene asociado uno y sólo un display</text:span></text:p>
              </text:list-item>
            </text:list>
            <text:list text:style-name="L4">
              <text:list-item>
                <text:p text:style-name="P14"><text:span text:style-name="T4"/></text:p>
              </text:list-item>
            </text:list>
            <text:list text:style-name="L4">
              <text:list-item>
                <text:p text:style-name="P14"><text:span text:style-name="T4"/></text:p>
              </text:list-item>
            </text:list>
            <text:list text:style-name="L4">
              <text:list-item>
                <text:p text:style-name="P6"><text:span text:style-name="T4">El display sólo mostrará su contenido en la pantalla y leerá la entrada del teclado cuando el</text:span> <text:span text:style-name="T4">MIDlet esté en primer plano</text:span></text:p>
              </text:list-item>
            </text:list>
          </draw:text-box>
        </draw:frame>
        <draw:frame draw:style-name="gr9" draw:layer="layout" svg:width="16.229cm" svg:height="1.188cm" svg:x="4.594cm" svg:y="11.947cm">
          <draw:text-box>
            <text:p text:style-name="P1">Display display = <text:span text:style-name="T23">Display.getDisplay</text:span>(midlet);</text:p>
          </draw:text-box>
        </draw:frame>
        <presentation:notes draw:style-name="dp2">
          <draw:page-thumbnail draw:style-name="gr1" draw:layer="layout" svg:width="12.647cm" svg:height="9.486cm" svg:x="3.196cm" svg:y="2.385cm" draw:page-number="34" presentation:class="page"/>
          <draw:frame presentation:style-name="pr23" draw:text-style-name="P3" draw:layer="layout" svg:width="13.962cm" svg:height="11.313cm" svg:x="2.544cm" svg:y="12.981cm" presentation:class="notes" presentation:placeholder="true">
            <draw:text-box/>
          </draw:frame>
        </presentation:notes>
      </draw:page>
      <draw:page draw:name="page35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Componentes displayables</text:p>
          </draw:text-box>
        </draw:frame>
        <draw:frame presentation:style-name="pr24" draw:text-style-name="P6" draw:layer="layout" svg:width="21.591cm" svg:height="13.337cm" svg:x="2.963cm" svg:y="3.287cm" presentation:class="outline" presentation:user-transformed="true">
          <draw:text-box>
            <text:list text:style-name="L4">
              <text:list-item>
                <text:p text:style-name="P6">Son los elementos que pueden mostrarse en el display</text:p>
              </text:list-item>
            </text:list>
            <text:list text:style-name="L4">
              <text:list-item>
                <text:p text:style-name="P6">El display sólo puede mostrar un displayable simultáneamente</text:p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22"/>
              </text:list-item>
            </text:list>
            <text:list text:style-name="L4">
              <text:list-item>
                <text:p text:style-name="P23">Establecemos el displayable a mostrar con</text:p>
              </text:list-item>
            </text:list>
          </draw:text-box>
        </draw:frame>
        <draw:frame draw:style-name="gr9" draw:layer="layout" svg:width="12.444cm" svg:height="1.188cm" svg:x="6.486cm" svg:y="15.347cm">
          <draw:text-box>
            <text:p text:style-name="P1">Display.<text:span text:style-name="T22">setCurrent</text:span> ( displayable);</text:p>
          </draw:text-box>
        </draw:frame>
        <draw:frame draw:style-name="gr4" draw:text-style-name="P10" draw:layer="layout" svg:width="11.975cm" svg:height="6.51cm" svg:x="6.42cm" svg:y="7.286cm">
          <draw:image xlink:href="Pictures/2000000700002EC80000196FA3AB6DD2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35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6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Alto nivel vs Bajo nivel</text:p>
          </draw:text-box>
        </draw:frame>
        <draw:frame presentation:style-name="pr10" draw:text-style-name="P6" draw:layer="layout" svg:width="21.591cm" svg:height="12.914cm" svg:x="2.963cm" svg:y="3.81cm" presentation:class="outline" presentation:user-transformed="true">
          <draw:text-box>
            <text:list text:style-name="L4">
              <text:list-item>
                <text:p text:style-name="P6">Podemos distinguir dos APIs:</text:p>
              </text:list-item>
            </text:list>
            <text:list text:style-name="L4">
              <text:list-item>
                <text:list>
                  <text:list-item>
                    <text:p text:style-name="P8">Alto niv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Componentes predefinidos: listas, formularios, campos de text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Se implementan de forma nativ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Aplicaciones portabl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Adecuados para front-ends de aplicaciones corporativa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ajo niv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Componentes personalizables: canva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Debemos especificar en el código cómo dibujar su contenid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Tenemos control sobre los eventos de entrada del teclad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Se reduce la portabilida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Adecuado para jueg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36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7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Campos de texto</text:p>
          </draw:text-box>
        </draw:frame>
        <draw:frame draw:style-name="gr4" draw:text-style-name="P10" draw:layer="layout" svg:width="9.775cm" svg:height="4.83cm" svg:x="7.62cm" svg:y="10.326cm">
          <draw:image xlink:href="Pictures/2000000700002630000012DF7E69AEB4.svm" xlink:type="simple" xlink:show="embed" xlink:actuate="onLoad">
            <text:p text:style-name="P1"/>
          </draw:image>
        </draw:frame>
        <draw:frame draw:style-name="gr4" draw:text-style-name="P10" draw:layer="layout" svg:width="5.075cm" svg:height="9.45cm" svg:x="18.548cm" svg:y="3.916cm">
          <draw:image xlink:href="Pictures/20000007000013D4000024EB463BC560.svm" xlink:type="simple" xlink:show="embed" xlink:actuate="onLoad">
            <text:p text:style-name="P1"/>
          </draw:image>
        </draw:frame>
        <draw:frame draw:style-name="gr10" draw:layer="layout" svg:width="14.836cm" svg:height="4.932cm" svg:x="2.39cm" svg:y="4.275cm">
          <draw:text-box>
            <text:p text:style-name="P1"><text:span text:style-name="T22">TextBox</text:span> tb = new <text:span text:style-name="T22">TextBox</text:span>("Contraseña",</text:p>
            <text:p text:style-name="P1"><text:s text:c="13"/>"", 8, TextField.ANY |</text:p>
            <text:p text:style-name="P1"><text:s text:c="13"/>TextField.PASSWORD);</text:p>
            <text:p text:style-name="P1">Display d = Display.getDisplay(this);</text:p>
            <text:p text:style-name="P1">d.<text:span text:style-name="T22">setCurrent</text:span>(tb);</text:p>
          </draw:text-box>
        </draw:frame>
        <presentation:notes draw:style-name="dp2">
          <draw:page-thumbnail draw:style-name="gr1" draw:layer="layout" svg:width="12.647cm" svg:height="9.486cm" svg:x="3.196cm" svg:y="2.385cm" draw:page-number="37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8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Listas</text:p>
          </draw:text-box>
        </draw:frame>
        <draw:frame draw:style-name="gr4" draw:text-style-name="P10" draw:layer="layout" svg:width="7.275cm" svg:height="12.15cm" svg:x="16.27cm" svg:y="3.666cm">
          <draw:image xlink:href="Pictures/2000000700001C6C00002F770FEA1173.svm" xlink:type="simple" xlink:show="embed" xlink:actuate="onLoad">
            <text:p text:style-name="P1"/>
          </draw:image>
        </draw:frame>
        <draw:frame draw:style-name="gr11" draw:text-style-name="P1" draw:layer="layout" svg:width="12.147cm" svg:height="7.439cm" svg:x="3.167cm" svg:y="4.267cm">
          <draw:text-box>
            <text:p text:style-name="P1"><text:span text:style-name="T22">List</text:span> l = new <text:span text:style-name="T22">List</text:span>("Menu",</text:p>
            <text:p text:style-name="P1"><text:s text:c="15"/>Choice.IMPLICIT);</text:p>
            <text:p text:style-name="P1">l.<text:span text:style-name="T22">append</text:span>("Nuevo juego", null);</text:p>
            <text:p text:style-name="P1">l.<text:span text:style-name="T22">append</text:span>("Continuar", null);</text:p>
            <text:p text:style-name="P1">l.<text:span text:style-name="T22">append</text:span>("Instrucciones", null);</text:p>
            <text:p text:style-name="P1">l.<text:span text:style-name="T22">append</text:span>("Hi-score", null);</text:p>
            <text:p text:style-name="P1">l.<text:span text:style-name="T22">append</text:span>("Salir", null);</text:p>
            <text:p text:style-name="P1">Display d =</text:p>
            <text:p text:style-name="P1"><text:s text:c="2"/>Display.getDisplay(this);</text:p>
            <text:p text:style-name="P1">d.<text:span text:style-name="T22">setCurrent</text:span>(l);</text:p>
          </draw:text-box>
        </draw:frame>
        <presentation:notes draw:style-name="dp2">
          <draw:page-thumbnail draw:style-name="gr1" draw:layer="layout" svg:width="12.647cm" svg:height="9.486cm" svg:x="3.196cm" svg:y="2.385cm" draw:page-number="38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39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Formularios</text:p>
          </draw:text-box>
        </draw:frame>
        <draw:frame draw:style-name="gr4" draw:text-style-name="P10" draw:layer="layout" svg:width="8.675cm" svg:height="11.88cm" svg:x="16.17cm" svg:y="4.501cm">
          <draw:image xlink:href="Pictures/20000007000021E400002E698A19F862.svm" xlink:type="simple" xlink:show="embed" xlink:actuate="onLoad">
            <text:p text:style-name="P1"/>
          </draw:image>
        </draw:frame>
        <draw:frame draw:style-name="gr12" draw:text-style-name="P1" draw:layer="layout" svg:width="13.144cm" svg:height="12.078cm" svg:x="2.449cm" svg:y="3.491cm">
          <draw:text-box>
            <text:p text:style-name="P1"><text:span text:style-name="T22">Form</text:span> f = new <text:span text:style-name="T22">Form</text:span>("Formulario");</text:p>
            <text:p text:style-name="P1"><text:span text:style-name="T22">Item</text:span> itemEtiqueta = new <text:span text:style-name="T22">StringItem</text:span>(</text:p>
            <text:p text:style-name="P1"><text:s text:c="9"/>"Etiqueta:",</text:p>
            <text:p text:style-name="P1"><text:s text:c="9"/>"Texto de la etiqueta");</text:p>
            <text:p text:style-name="P1"><text:span text:style-name="T22">Item</text:span> itemTexto = new <text:span text:style-name="T22">TextField</text:span>(</text:p>
            <text:p text:style-name="P1"><text:s text:c="9"/>"Telefono:", "", 8,</text:p>
            <text:p text:style-name="P1"><text:s text:c="9"/>TextField.PHONENUMBER);</text:p>
            <text:p text:style-name="P1"><text:span text:style-name="T22">Item</text:span> itemFecha = new <text:span text:style-name="T22">DateField</text:span>(</text:p>
            <text:p text:style-name="P1"><text:s text:c="9"/>"Fecha",</text:p>
            <text:p text:style-name="P1"><text:s text:c="9"/>DateField.DATE_TIME);</text:p>
            <text:p text:style-name="P1"><text:span text:style-name="T22">Item</text:span> itemBarra = new Gauge("Volumen",</text:p>
            <text:p text:style-name="P1"><text:s text:c="9"/>true, 10, 8);</text:p>
            <text:p text:style-name="P1">f.<text:span text:style-name="T22">append</text:span>(itemEtiqueta);</text:p>
            <text:p text:style-name="P1">f.<text:span text:style-name="T22">append</text:span>(itemTexto);</text:p>
            <text:p text:style-name="P1">f.<text:span text:style-name="T22">append</text:span>(itemFecha);</text:p>
            <text:p text:style-name="P1">f.<text:span text:style-name="T22">append</text:span>(itemBarra);</text:p>
            <text:p text:style-name="P1">Display d = Display.getDisplay(this);</text:p>
            <text:p text:style-name="P1">d.<text:span text:style-name="T22">setCurrent</text:span>(f);</text:p>
          </draw:text-box>
        </draw:frame>
        <presentation:notes draw:style-name="dp2">
          <draw:page-thumbnail draw:style-name="gr1" draw:layer="layout" svg:width="12.647cm" svg:height="9.486cm" svg:x="3.196cm" svg:y="2.385cm" draw:page-number="39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0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Alertas</text:p>
          </draw:text-box>
        </draw:frame>
        <draw:frame draw:style-name="gr4" draw:text-style-name="P10" draw:layer="layout" svg:width="11.075cm" svg:height="5.88cm" svg:x="12.57cm" svg:y="10.301cm">
          <draw:image xlink:href="Pictures/2000000700002B44000016F9AE60141A.svm" xlink:type="simple" xlink:show="embed" xlink:actuate="onLoad">
            <text:p text:style-name="P1"/>
          </draw:image>
        </draw:frame>
        <draw:frame draw:style-name="gr10" draw:layer="layout" svg:width="14.527cm" svg:height="4.932cm" svg:x="2.845cm" svg:y="4.575cm">
          <draw:text-box>
            <text:p text:style-name="P1">Alert a = new Alert("Error",</text:p>
            <text:p text:style-name="P1"><text:s text:c="7"/>"No hay ninguna nota seleccionada",</text:p>
            <text:p text:style-name="P1"><text:s text:c="7"/>null, AlertType.ERROR);</text:p>
            <text:p text:style-name="P1">Display d = Display.getDisplay(midlet);</text:p>
            <text:p text:style-name="P1">d.setCurrent(a, d.getCurrent());</text:p>
          </draw:text-box>
        </draw:frame>
        <presentation:notes draw:style-name="dp2">
          <draw:page-thumbnail draw:style-name="gr1" draw:layer="layout" svg:width="12.647cm" svg:height="9.486cm" svg:x="3.196cm" svg:y="2.385cm" draw:page-number="40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1" draw:style-name="dp1" draw:master-page-name="PresentacionsCursJava" presentation:presentation-page-layout-name="AL2T1">
        <office:forms form:automatic-focus="false" form:apply-design-mode="false"/>
        <draw:frame presentation:style-name="pr7" draw:text-style-name="P1" draw:layer="layout" svg:width="20.532cm" svg:height="1.484cm" svg:x="3.575cm" svg:y="1.27cm" presentation:class="title">
          <draw:text-box>
            <text:p text:style-name="P1">Imágenes en MIDP</text:p>
          </draw:text-box>
        </draw:frame>
        <draw:frame presentation:style-name="pr10" draw:text-style-name="P6" draw:layer="layout" svg:width="22.41cm" svg:height="12.914cm" svg:x="2.525cm" svg:y="3.81cm" presentation:class="outline" presentation:user-transformed="true">
          <draw:text-box>
            <text:list text:style-name="L4">
              <text:list-item>
                <text:p text:style-name="P6">En muchos componentes podemos incluir imágenes</text:p>
              </text:list-item>
            </text:list>
            <text:list text:style-name="L4">
              <text:list-item>
                <text:p text:style-name="P6">Las imágenes se encapsulan en la clase Image</text:p>
              </text:list-item>
            </text:list>
            <text:list text:style-name="L4">
              <text:list-item>
                <text:p text:style-name="P6">El único formato reconocido por MIDP es PNG</text:p>
              </text:list-item>
            </text:list>
            <text:list text:style-name="L4">
              <text:list-item>
                <text:p text:style-name="P6">Las imagenes de puden obtener a partir de un ficheros contenido en el JAR</text:p>
              </text:list-item>
            </text:list>
            <text:list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p text:style-name="P14"/>
              </text:list-item>
            </text:list>
          </draw:text-box>
        </draw:frame>
        <draw:frame draw:style-name="gr9" draw:layer="layout" svg:width="16.288cm" svg:height="1.188cm" svg:x="5.264cm" svg:y="9.647cm">
          <draw:text-box>
            <text:p text:style-name="P1">Image img = Image.createImage(“/logo.png”);</text:p>
          </draw:text-box>
        </draw:frame>
        <presentation:notes draw:style-name="dp2">
          <draw:page-thumbnail draw:style-name="gr1" draw:layer="layout" svg:width="12.647cm" svg:height="9.486cm" svg:x="3.196cm" svg:y="2.385cm" draw:page-number="41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2" draw:style-name="dp1" draw:master-page-name="PrimeraPagina" presentation:presentation-page-layout-name="AL2T1">
        <office:forms form:automatic-focus="false" form:apply-design-mode="false"/>
        <draw:frame presentation:style-name="pr1" draw:text-style-name="P1" draw:layer="layout" svg:width="22.859cm" svg:height="3.181cm" svg:x="1.27cm" svg:y="0.76cm" presentation:class="title">
          <draw:text-box>
            <text:p text:style-name="P1"><text:s text:c="2"/></text:p>
          </draw:text-box>
        </draw:frame>
        <draw:frame presentation:style-name="pr13" draw:text-style-name="P16" draw:layer="layout" svg:width="22.485cm" svg:height="12.573cm" svg:x="2.17cm" svg:y="4.457cm" presentation:class="outline">
          <draw:text-box>
            <text:list text:style-name="L6">
              <text:list-item>
                <text:p text:style-name="P16"><text:span text:style-name="T1"/></text:p>
              </text:list-item>
            </text:list>
            <text:list text:style-name="L6">
              <text:list-item>
                <text:p text:style-name="P16"><text:span text:style-name="T1"/></text:p>
              </text:list-item>
            </text:list>
            <text:list text:style-name="L6">
              <text:list-item>
                <text:p text:style-name="P15"><text:span text:style-name="T1">6. Comandos</text:span></text:p>
              </text:list-item>
            </text:list>
            <text:list text:style-name="L6">
              <text:list-item>
                <text:p text:style-name="P15"><text:span text:style-name="T1">Modelo de eventos e hilo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2" presentation:class="page"/>
          <draw:frame presentation:style-name="pr25" draw:text-style-name="P1" draw:layer="layout" svg:width="15.239cm" svg:height="12.217cm" svg:x="1.905cm" svg:y="12.896cm" presentation:class="notes" presentation:placeholder="true">
            <draw:text-box/>
          </draw:frame>
        </presentation:notes>
      </draw:page>
      <draw:page draw:name="page43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omandos de entrada</text:p>
          </draw:text-box>
        </draw:frame>
        <draw:frame presentation:style-name="pr10" draw:text-style-name="P6" draw:layer="layout" svg:width="21.591cm" svg:height="12.914cm" svg:x="2.963cm" svg:y="3.81cm" presentation:class="outline">
          <draw:text-box>
            <text:list text:style-name="L4">
              <text:list-item>
                <text:p text:style-name="P6">La entrada de usuario se realiza mediante comandos</text:p>
              </text:list-item>
            </text:list>
          </draw:text-box>
        </draw:frame>
        <draw:frame draw:style-name="gr4" draw:text-style-name="P10" draw:layer="layout" svg:width="13.075cm" svg:height="9.81cm" svg:x="6.57cm" svg:y="6.136cm">
          <draw:image xlink:href="Pictures/200000070000331400002653B5F24BE3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647cm" svg:height="9.486cm" svg:x="3.196cm" svg:y="2.385cm" draw:page-number="43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4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Creación de comandos</text:p>
          </draw:text-box>
        </draw:frame>
        <draw:frame presentation:style-name="pr22" draw:text-style-name="P6" draw:layer="layout" svg:width="21.591cm" svg:height="12.573cm" svg:x="2.963cm" svg:y="3.81cm" presentation:class="outline" presentation:user-transformed="true">
          <draw:text-box>
            <text:list text:style-name="L10">
              <text:list-item>
                <text:p text:style-name="P26">Podemos crear comandos y añadirlos a un displayable</text:p>
              </text:list-item>
            </text:list>
          </draw:text-box>
        </draw:frame>
        <draw:frame draw:style-name="gr13" draw:text-style-name="P1" draw:layer="layout" svg:width="21.919cm" svg:height="8.973cm" svg:x="2.528cm" svg:y="6.063cm">
          <draw:text-box>
            <text:p text:style-name="P1">TextBox tb = new TextBox("Login", "", 8, TextField.ANY);</text:p>
            <text:p text:style-name="P1">Command cmdOK = new Command("OK", Command.OK, 1);</text:p>
            <text:p text:style-name="P1">Command cmdAyuda = new Command("Ayuda", Command.HELP, 1);</text:p>
            <text:p text:style-name="P1">Command cmdSalir = new Command("Salir", Command.EXIT, 1);</text:p>
            <text:p text:style-name="P1">Command cmdBorrar = new Command("Borrar", Command.SCREEN, 1);</text:p>
            <text:p text:style-name="P1">Command cmdCancelar = new Command("Cancelar", Command.CANCEL, 1);</text:p>
            <text:p text:style-name="P1">tb.addCommand(cmdOK);</text:p>
            <text:p text:style-name="P1">tb.addCommand(cmdAyuda);</text:p>
            <text:p text:style-name="P1">tb.addCommand(cmdSalir);</text:p>
            <text:p text:style-name="P1">tb.addCommand(cmdBorrar);</text:p>
            <text:p text:style-name="P1">tb.addCommand(cmdCancelar);</text:p>
            <text:p text:style-name="P1">Display d = Display.getDisplay(this);</text:p>
            <text:p text:style-name="P1">d.setCurrent(tb);</text:p>
          </draw:text-box>
        </draw:frame>
        <presentation:notes draw:style-name="dp2">
          <draw:page-thumbnail draw:style-name="gr1" draw:layer="layout" svg:width="12.647cm" svg:height="9.486cm" svg:x="3.196cm" svg:y="2.385cm" draw:page-number="44" presentation:class="page"/>
          <draw:frame presentation:style-name="pr26" draw:text-style-name="P3" draw:layer="layout" svg:width="13.962cm" svg:height="11.313cm" svg:x="2.544cm" svg:y="12.981cm" presentation:class="notes" presentation:placeholder="true">
            <draw:text-box/>
          </draw:frame>
        </presentation:notes>
      </draw:page>
      <draw:page draw:name="page45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Modelo de eventos</text:p>
          </draw:text-box>
        </draw:frame>
        <draw:frame presentation:style-name="pr10" draw:text-style-name="P6" draw:layer="layout" svg:width="21.972cm" svg:height="12.914cm" svg:x="2.363cm" svg:y="3.81cm" presentation:class="outline" presentation:user-transformed="true">
          <draw:text-box>
            <text:list text:style-name="L4">
              <text:list-item>
                <text:p text:style-name="P6"><text:span text:style-name="T5">En Java para tratar los eventos se utilizan listeners</text:span></text:p>
              </text:list-item>
            </text:list>
            <text:list text:style-name="L4">
              <text:list-item>
                <text:p text:style-name="P6"><text:span text:style-name="T5">Listener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Componente que “escucha” un determinado event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Cuando el evento sucede, se ejecuta el código que hayamos escrito en el listener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Para crear un listener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Creamos una clase que implemente la interfaz correspondiente al tipo de listener desead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0">Por ejemplo, CommandListener para “escuchar” la ejecución de comand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Implementamos los métodos de la interfaz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0">Por ejemplo, commandAc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Registramos el listener en el componente del cuál queremos recibir evento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Una vez registrado, permanece a la “escucha” de evento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7">Cada vez que se produzca un evento, se ejecutará el método correspondien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7">Por ejemplo, si se pulsa un comando se ejecuta command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47cm" svg:height="9.486cm" svg:x="3.196cm" svg:y="2.385cm" draw:page-number="45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draw:page draw:name="page46" draw:style-name="dp1" draw:master-page-name="PresentacionsCursJava" presentation:presentation-page-layout-name="AL2T1">
        <draw:frame presentation:style-name="pr7" draw:text-style-name="P1" draw:layer="layout" svg:width="20.532cm" svg:height="1.484cm" svg:x="3.575cm" svg:y="1.27cm" presentation:class="title">
          <draw:text-box>
            <text:p text:style-name="P1">Listener de comandos</text:p>
          </draw:text-box>
        </draw:frame>
        <draw:frame presentation:style-name="pr10" draw:text-style-name="P6" draw:layer="layout" svg:width="21.591cm" svg:height="12.914cm" svg:x="2.963cm" svg:y="3.81cm" presentation:class="outline">
          <draw:text-box>
            <text:list text:style-name="L4">
              <text:list-item>
                <text:p text:style-name="P6">Debemos crear un listener para dar respuesta a los comandos</text:p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14"/>
              </text:list-item>
            </text:list>
            <text:list text:style-name="L4">
              <text:list-item>
                <text:p text:style-name="P6">Registrar el listener en el displayable</text:p>
              </text:list-item>
            </text:list>
          </draw:text-box>
        </draw:frame>
        <draw:frame draw:style-name="gr14" draw:text-style-name="P29" draw:layer="layout" svg:width="19.648cm" svg:height="8.558cm" svg:x="4.3cm" svg:y="5.764cm">
          <draw:text-box>
            <text:p text:style-name="P28"><text:span text:style-name="T24">class ListenerLogin </text:span><text:span text:style-name="T25">implements CommandListener</text:span><text:span text:style-name="T24"> {</text:span></text:p>
            <text:p text:style-name="P1"><text:span text:style-name="T24"><text:s text:c="2"/></text:span><text:span text:style-name="T24">public void </text:span><text:span text:style-name="T25">commandAction(Command c, Displayable d)</text:span><text:span text:style-name="T24"> {</text:span></text:p>
            <text:p text:style-name="P1"><text:span text:style-name="T24"><text:s text:c="8"/></text:span><text:span text:style-name="T24">if(c == cmdOK) {</text:span></text:p>
            <text:p text:style-name="P1"><text:span text:style-name="T24"><text:s text:c="17"/></text:span><text:span text:style-name="T24">// Aceptar</text:span></text:p>
            <text:p text:style-name="P1"><text:span text:style-name="T24"><text:s text:c="8"/></text:span><text:span text:style-name="T24">} else if(c == cmdCancelar) {</text:span></text:p>
            <text:p text:style-name="P1"><text:span text:style-name="T24"><text:s text:c="17"/></text:span><text:span text:style-name="T24">// Cancelar</text:span></text:p>
            <text:p text:style-name="P1"><text:span text:style-name="T24"><text:s text:c="8"/></text:span><text:span text:style-name="T24">} else if(c == cmdSalir) {</text:span></text:p>
            <text:p text:style-name="P1"><text:span text:style-name="T24"><text:s text:c="17"/></text:span><text:span text:style-name="T24">// Salir</text:span></text:p>
            <text:p text:style-name="P1"><text:span text:style-name="T24"><text:s text:c="8"/></text:span><text:span text:style-name="T24">} else if(c == cmdAyuda) {</text:span></text:p>
            <text:p text:style-name="P1"><text:span text:style-name="T24"><text:s text:c="17"/></text:span><text:span text:style-name="T24">// Ayuda</text:span></text:p>
            <text:p text:style-name="P1"><text:span text:style-name="T24"><text:s text:c="8"/></text:span><text:span text:style-name="T24">} else if(c == cmdBorrar) {</text:span></text:p>
            <text:p text:style-name="P1"><text:span text:style-name="T24"><text:s text:c="17"/></text:span><text:span text:style-name="T24">// Borra r</text:span></text:p>
            <text:p text:style-name="P1"><text:span text:style-name="T24"><text:s text:c="8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</draw:text-box>
        </draw:frame>
        <draw:frame draw:style-name="gr9" draw:layer="layout" svg:width="16.411cm" svg:height="1.188cm" svg:x="4.703cm" svg:y="16.116cm">
          <draw:text-box>
            <text:p text:style-name="P1">tb.<text:span text:style-name="T22">setCommandListener</text:span>(new ListenerLogin());</text:p>
          </draw:text-box>
        </draw:frame>
        <presentation:notes draw:style-name="dp2">
          <draw:page-thumbnail draw:style-name="gr1" draw:layer="layout" svg:width="12.647cm" svg:height="9.486cm" svg:x="3.196cm" svg:y="2.385cm" draw:page-number="46" presentation:class="page"/>
          <draw:frame presentation:style-name="pr9" draw:text-style-name="P1" draw:layer="layout" svg:width="13.962cm" svg:height="11.062cm" svg:x="2.544cm" svg:y="12.98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egradat_20_de_20_color_20_1" draw:display-name="Degradat de color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Degradat_20_de_20_color_20_1" draw:fill-hatch-name="Hatch_20_1" draw:fill-image-name="Bitmape_20_1" draw:shadow="visible" draw:shadow-offset-x="0.3cm" draw:shadow-offset-y="0.3cm" draw:shadow-color="#808080"/>
      <style:text-properties fo:font-family="Courier" style:font-style-name="Normal" style:font-family-generic="modern" style:font-pitch="fixed" fo:font-size="16pt" fo:font-weight="normal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olSeccio" style:family="graphic" style:parent-style-name="standard">
      <style:graphic-properties draw:fill-color="#ffffff" draw:auto-grow-height="true" fo:min-height="12.573cm">
        <text:list-style style:name="TitolSeccio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line-height="100%" fo:text-align="center" text:enable-numbering="false" fo:text-indent="-0.9cm" style:text-autospace="ideograph-alpha" style:punctuation-wrap="simple" style:line-break="strict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32pt" fo:letter-spacing="normal" fo:language="ca" fo:country="ES" fo:font-style="normal" fo:text-shadow="1pt 1pt" style:text-underline-style="none" fo:font-weight="bold" style:text-underline-mode="continuous" style:text-line-through-mode="continuous" style:letter-kerning="false" style:font-family-asian="'HG Mincho Light J'" style:font-pitch-asian="variable" style:font-size-asian="32pt" style:language-asian="zxx" style:country-asian="none" style:font-style-asian="normal" style:font-weight-asian="normal" style:font-family-complex="Arial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resentacionsCursJava-title" style:family="presentation">
      <style:graphic-properties draw:stroke="none" draw:fill="none" draw:textarea-vertical-align="middle">
        <text:list-style style:name="PresentacionsCursJava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355e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PresentacionsCursJava-subtitle" style:family="presentation">
      <style:graphic-properties draw:stroke="none" draw:fill="none" draw:textarea-vertical-align="middle">
        <text:list-style style:name="PresentacionsCursJava-subtitle">
          <text:list-level-style-bullet text:level="1" text:bullet-char="">
            <style:text-properties fo:font-family="Wingdings" style:font-pitch="variable" style:font-charset="x-symbol" fo:color="#990033" fo:font-size="7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99" fo:font-size="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669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PresentacionsCursJava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sentacionsCursJava-backgroundobjects" style:family="presentation">
      <style:graphic-properties draw:shadow="hidden" draw:shadow-offset-x="0.3cm" draw:shadow-offset-y="0.3cm" draw:shadow-color="#808080">
        <text:list-style style:name="PresentacionsCursJava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sentacionsCursJava-notes" style:family="presentation">
      <style:graphic-properties draw:stroke="none" draw:fill="none">
        <text:list-style style:name="PresentacionsCursJava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PresentacionsCursJava-outline1" style:family="presentation">
      <style:graphic-properties draw:stroke="none" draw:fill="none">
        <text:list-style style:name="PresentacionsCursJava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0033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6699" fo:font-size="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66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66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66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66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66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66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64cm"/>
          <style:tab-stop style:position="3.28cm"/>
          <style:tab-stop style:position="5.397cm"/>
          <style:tab-stop style:position="7.514cm"/>
          <style:tab-stop style:position="9.63cm"/>
          <style:tab-stop style:position="11.747cm"/>
          <style:tab-stop style:position="13.864cm"/>
          <style:tab-stop style:position="15.98cm"/>
          <style:tab-stop style:position="18.097cm"/>
          <style:tab-stop style:position="20.214cm"/>
          <style:tab-stop style:position="22.33cm"/>
          <style:tab-stop style:position="24.447cm"/>
          <style:tab-stop style:position="26.564cm"/>
          <style:tab-stop style:position="28.68cm"/>
        </style:tab-stops>
      </style:paragraph-properties>
      <style:text-properties fo:color="#0066cc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PresentacionsCursJava-outline2" style:family="presentation" style:parent-style-name="PresentacionsCursJava-outline1">
      <style:paragraph-properties fo:margin-left="2.063cm" fo:margin-right="0cm" fo:margin-top="0cm" fo:margin-bottom="0cm" fo:line-height="150%" fo:text-align="start" text:enable-numbering="true" fo:text-indent="0cm" style:punctuation-wrap="simple" style:line-break="normal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16pt" style:font-size-complex="16pt" style:font-relief="none"/>
    </style:style>
    <style:style style:name="PresentacionsCursJava-outline3" style:family="presentation" style:parent-style-name="PresentacionsCursJava-outline2">
      <style:paragraph-properties fo:margin-left="3.175cm" fo:margin-right="0cm" fo:margin-top="0cm" fo:margin-bottom="0cm" fo:line-height="150%" fo:text-align="start" text:enable-numbering="true" fo:text-indent="0cm" style:punctuation-wrap="simple" style:line-break="normal">
        <style:tab-stops>
          <style:tab-stop style:position="1.058cm"/>
          <style:tab-stop style:position="3.175cm"/>
          <style:tab-stop style:position="5.291cm"/>
          <style:tab-stop style:position="7.408cm"/>
          <style:tab-stop style:position="9.525cm"/>
          <style:tab-stop style:position="11.641cm"/>
          <style:tab-stop style:position="13.758cm"/>
          <style:tab-stop style:position="15.875cm"/>
          <style:tab-stop style:position="17.991cm"/>
          <style:tab-stop style:position="20.108cm"/>
          <style:tab-stop style:position="22.225cm"/>
          <style:tab-stop style:position="24.341cm"/>
          <style:tab-stop style:position="26.4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18pt" style:font-size-complex="18pt" style:font-relief="none"/>
    </style:style>
    <style:style style:name="PresentacionsCursJava-outline4" style:family="presentation" style:parent-style-name="PresentacionsCursJava-outline3">
      <style:paragraph-properties fo:margin-left="4.445cm" fo:margin-right="0cm" fo:margin-top="0cm" fo:margin-bottom="0cm" fo:line-height="150%" fo:text-align="start" text:enable-numbering="true" fo:text-indent="0cm" style:punctuation-wrap="simple" style:line-break="normal">
        <style:tab-stops>
          <style:tab-stop style:position="1.905cm"/>
          <style:tab-stop style:position="4.021cm"/>
          <style:tab-stop style:position="6.138cm"/>
          <style:tab-stop style:position="8.255cm"/>
          <style:tab-stop style:position="10.371cm"/>
          <style:tab-stop style:position="12.488cm"/>
          <style:tab-stop style:position="14.605cm"/>
          <style:tab-stop style:position="16.721cm"/>
          <style:tab-stop style:position="18.838cm"/>
          <style:tab-stop style:position="20.955cm"/>
          <style:tab-stop style:position="23.071cm"/>
          <style:tab-stop style:position="25.1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esentacionsCursJava-outline5" style:family="presentation" style:parent-style-name="PresentacionsCursJava-outline4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esentacionsCursJava-outline6" style:family="presentation" style:parent-style-name="PresentacionsCursJava-outline5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esentacionsCursJava-outline7" style:family="presentation" style:parent-style-name="PresentacionsCursJava-outline6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esentacionsCursJava-outline8" style:family="presentation" style:parent-style-name="PresentacionsCursJava-outline7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esentacionsCursJava-outline9" style:family="presentation" style:parent-style-name="PresentacionsCursJava-outline8">
      <style:paragraph-properties fo:margin-left="5.715cm" fo:margin-right="0cm" fo:margin-top="0.176cm" fo:margin-bottom="0cm" fo:line-height="150%" fo:text-align="start" text:enable-numbering="true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PrimeraPagina-title" style:family="presentation">
      <style:graphic-properties draw:stroke="none" draw:fill="none" draw:fill-color="#ffffff" draw:textarea-vertical-align="middle" draw:auto-grow-height="true" fo:min-height="3.181cm">
        <text:list-style style:name="PrimeraPagin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44pt" style:language-asian="zxx" style:country-asian="none" style:font-style-asian="normal" style:font-weight-asian="normal" style:font-family-complex="Arial" style:font-pitch-complex="variable" style:font-size-complex="4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rimeraPagina-subtitle" style:family="presentation">
      <style:graphic-properties draw:stroke="none" draw:fill="none" draw:fill-color="#ffffff" draw:textarea-vertical-align="middle" fo:min-height="12.322cm">
        <text:list-style style:name="PrimeraPagin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zxx" style:country-asian="none" style:font-style-asian="normal" style:font-weight-asian="normal" style:font-family-complex="Arial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rimeraPagina-background" style:family="presentation">
      <style:graphic-properties draw:stroke="none" draw:fill="none"/>
    </style:style>
    <style:style style:name="PrimeraPagina-backgroundobjects" style:family="presentation">
      <style:graphic-properties draw:shadow="hidden" draw:shadow-offset-x="0.3cm" draw:shadow-offset-y="0.3cm" draw:shadow-color="#808080"/>
    </style:style>
    <style:style style:name="PrimeraPagina-notes" style:family="presentation">
      <style:graphic-properties draw:stroke="none" draw:fill="none">
        <text:list-style style:name="PrimeraPagin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PrimeraPagina-outline1" style:family="presentation">
      <style:graphic-properties draw:stroke="none" draw:fill="none" draw:fill-color="#ffffff" draw:auto-grow-height="false" fo:min-height="12.573cm">
        <text:list-style style:name="PrimeraPa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line-height="100%" fo:text-align="start" text:enable-numbering="true" fo:text-indent="-0.899cm" style:text-autospace="ideograph-alpha" style:punctuation-wrap="simple" style:line-break="strict">
        <style:tab-stops/>
      </style:paragraph-properties>
      <style:text-properties fo:color="#008080" style:text-outline="false" style:text-line-through-style="none" style:text-position="0% 100%" fo:font-family="Arial" style:font-family-generic="roman" style:font-pitch="variable" fo:font-size="32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zxx" style:country-asian="none" style:font-style-asian="normal" style:font-weight-asian="normal" style:font-family-complex="Arial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rimeraPagina-outline2" style:family="presentation" style:parent-style-name="PrimeraPagin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imeraPagina-outline3" style:family="presentation" style:parent-style-name="PrimeraPagin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imeraPagina-outline4" style:family="presentation" style:parent-style-name="PrimeraPagin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imeraPagina-outline5" style:family="presentation" style:parent-style-name="PrimeraPagin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imeraPagina-outline6" style:family="presentation" style:parent-style-name="PrimeraPagin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imeraPagina-outline7" style:family="presentation" style:parent-style-name="PrimeraPagin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imeraPagina-outline8" style:family="presentation" style:parent-style-name="PrimeraPagin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imeraPagina-outline9" style:family="presentation" style:parent-style-name="PrimeraPagin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1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5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57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533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none" draw:fill-color="#618ffd" draw:textarea-horizontal-align="left" draw:textarea-vertical-align="top" draw:auto-grow-height="true" fo:min-height="1.026cm" fo:padding-top="0.13cm" fo:padding-bottom="0.13cm" fo:padding-left="0.25cm" fo:padding-right="0.25cm" fo:wrap-option="no-wrap" draw:shadow="hidden" draw:shadow-color="#91919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227cm"/>
    </style:style>
    <style:style style:name="pr1" style:family="presentation" style:parent-style-name="PresentacionsCursJava-title">
      <style:graphic-properties draw:fill-color="#ffffff" draw:auto-grow-height="false" fo:min-height="3.181cm"/>
    </style:style>
    <style:style style:name="pr2" style:family="presentation" style:parent-style-name="PresentacionsCursJava-outline1">
      <style:graphic-properties draw:fill-color="#ffffff" draw:auto-grow-height="false" fo:min-height="12.573cm"/>
    </style:style>
    <style:style style:name="pr3" style:family="presentation" style:parent-style-name="PresentacionsCursJava-backgroundobjects">
      <style:graphic-properties svg:stroke-color="#808080" draw:fill="solid" draw:fill-color="#355e00" draw:textarea-horizontal-align="center" draw:textarea-vertical-align="middle"/>
    </style:style>
    <style:style style:name="pr4" style:family="presentation" style:parent-style-name="PrimeraPagina-title">
      <style:graphic-properties draw:fill-color="#ffffff" draw:auto-grow-height="false" fo:min-height="3.181cm"/>
    </style:style>
    <style:style style:name="pr5" style:family="presentation" style:parent-style-name="PrimeraPagina-outline1">
      <style:graphic-properties draw:fill-color="#ffffff" draw:auto-grow-height="false" fo:min-height="12.573cm"/>
    </style:style>
    <style:style style:name="pr6" style:family="presentation" style:parent-style-name="PrimeraPagina-backgroundobjects">
      <style:graphic-properties draw:stroke="none" draw:fill="none" draw:fill-color="#ffffff" draw:auto-grow-height="false" fo:min-height="1.357cm"/>
    </style:style>
    <style:style style:name="pr7" style:family="presentation" style:parent-style-name="PrimeraPagina-backgroundobjects">
      <style:graphic-properties draw:stroke="none" draw:fill="none" draw:fill-color="#ffffff" draw:textarea-vertical-align="bottom" draw:auto-grow-height="false" fo:min-height="1.3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text-indent="-0.793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margin-left="4.445cm" fo:margin-right="0cm" fo:text-indent="-0.635cm"/>
    </style:style>
    <style:style style:name="P9" style:family="paragraph">
      <style:paragraph-properties fo:margin-left="5.715cm" fo:margin-right="0cm" fo:text-indent="-0.635cm"/>
    </style:style>
    <style:style style:name="P10" style:family="paragraph">
      <style:paragraph-properties fo:margin-left="5.4cm" fo:margin-right="0cm" fo:text-indent="-0.6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line-height="100%" text:enable-numbering="false" fo:text-indent="0cm"/>
    </style:style>
    <style:style style:name="P14" style:family="paragraph">
      <style:paragraph-properties fo:margin-left="0cm" fo:margin-right="0cm" fo:line-height="100%" text:enable-numbering="false" fo:text-indent="0cm" style:writing-mode="lr-tb"/>
      <style:text-properties fo:color="#ffffff" fo:font-size="19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text-properties fo:color="#999999" fo:font-family="Arial" style:font-family-generic="swiss" style:font-pitch="variable" fo:font-size="16pt" fo:text-shadow="none"/>
    </style:style>
    <style:style style:name="P17" style:family="paragraph">
      <style:paragraph-properties fo:margin-left="0cm" fo:margin-right="0cm" fo:text-indent="0cm"/>
      <style:text-properties fo:color="#00b8ff" fo:font-size="32pt" fo:text-shadow="1pt 1pt" fo:font-weight="bold"/>
    </style:style>
    <style:style style:name="P18" style:family="paragraph">
      <style:paragraph-properties fo:margin-left="2.4cm" fo:margin-right="0cm" fo:text-indent="-0.8cm"/>
    </style:style>
    <style:style style:name="P19" style:family="paragraph">
      <style:paragraph-properties fo:margin-left="3.6cm" fo:margin-right="0cm" fo:text-indent="-0.6cm"/>
    </style:style>
    <style:style style:name="P20" style:family="paragraph">
      <style:paragraph-properties fo:margin-left="4.8cm" fo:margin-right="0cm" fo:text-indent="-0.6cm"/>
    </style:style>
    <style:style style:name="P21" style:family="paragraph">
      <style:paragraph-properties fo:margin-left="6cm" fo:margin-right="0cm" fo:text-indent="-0.6cm"/>
    </style:style>
    <style:style style:name="P22" style:family="paragraph">
      <style:paragraph-properties fo:margin-left="7.2cm" fo:margin-right="0cm" fo:text-indent="-0.6cm"/>
    </style:style>
    <style:style style:name="P23" style:family="paragraph">
      <style:paragraph-properties fo:margin-left="8.4cm" fo:margin-right="0cm" fo:text-indent="-0.6cm"/>
    </style:style>
    <style:style style:name="P24" style:family="paragraph">
      <style:paragraph-properties fo:margin-left="9.6cm" fo:margin-right="0cm" fo:text-indent="-0.6cm"/>
    </style:style>
    <style:style style:name="P25" style:family="paragraph">
      <style:paragraph-properties fo:margin-left="10.8cm" fo:margin-right="0cm" fo:text-indent="-0.6cm"/>
    </style:style>
    <style:style style:name="P26" style:family="paragraph">
      <style:paragraph-properties style:writing-mode="lr-tb"/>
      <style:text-properties fo:color="#ffffff"/>
    </style:style>
    <style:style style:name="P27" style:family="paragraph">
      <style:paragraph-properties fo:margin-left="0cm" fo:margin-right="0cm" fo:line-height="100%" text:enable-numbering="false" fo:text-indent="0cm" style:writing-mode="lr-tb"/>
      <style:text-properties fo:color="#ffffff" fo:font-size="20pt"/>
    </style:style>
    <style:style style:name="P28" style:family="paragraph">
      <style:paragraph-properties fo:margin-left="0cm" fo:margin-right="0cm" fo:text-indent="0cm"/>
      <style:text-properties fo:color="#999999" fo:font-family="Arial" style:font-style-name="Negreta" style:font-family-generic="swiss" style:font-pitch="variable" fo:font-size="16pt" fo:text-shadow="none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9pt" fo:language="ca" fo:country="ES" fo:font-weight="bold" style:font-size-asian="24pt" style:font-size-complex="24pt"/>
    </style:style>
    <style:style style:name="T3" style:family="text">
      <style:text-properties fo:color="#999999" fo:font-family="Arial" style:font-family-generic="swiss" style:font-pitch="variable" fo:font-size="16pt" fo:text-shadow="none" fo:font-weight="bold" style:font-size-asian="28pt" style:font-size-complex="28pt"/>
    </style:style>
    <style:style style:name="T4" style:family="text">
      <style:text-properties fo:color="#00b8ff" fo:font-size="32pt" fo:text-shadow="1pt 1pt" fo:font-weight="bold"/>
    </style:style>
    <style:style style:name="T5" style:family="text">
      <style:text-properties fo:color="#ffffff" fo:font-family="Arial" style:font-family-generic="swiss" style:font-pitch="variable" fo:font-size="19pt" fo:language="ca" fo:country="ES" fo:font-weight="bold" style:font-size-asian="26pt" style:font-size-complex="26pt"/>
    </style:style>
    <style:style style:name="T6" style:family="text">
      <style:text-properties fo:color="#ffffff" fo:font-family="Arial" style:font-family-generic="swiss" style:font-pitch="variable" fo:font-size="20pt" fo:language="ca" fo:country="ES" fo:font-weight="bold" style:font-size-asian="26pt" style:font-size-complex="26pt"/>
    </style:style>
    <style:style style:name="T7" style:family="text">
      <style:text-properties fo:color="#999999" fo:font-family="Arial" style:font-style-name="Negreta" style:font-family-generic="swiss" style:font-pitch="variable" fo:font-size="16pt" fo:text-shadow="none" fo:font-weight="bold" style:font-size-asian="28pt" style:font-size-complex="2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0033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99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8.266cm" svg:height="1.356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356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356cm" svg:x="0cm" svg:y="25.79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356cm" svg:x="10.783cm" svg:y="25.793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6.516cm" svg:height="4.886cm" svg:x="1.98cm" svg:y="3.8cm" draw:page-number="1"/>
      <draw:page-thumbnail draw:layer="backgroundobjects" svg:width="6.516cm" svg:height="4.886cm" svg:x="10.552cm" svg:y="3.8cm"/>
      <draw:page-thumbnail draw:layer="backgroundobjects" svg:width="6.516cm" svg:height="4.886cm" svg:x="1.98cm" svg:y="11.131cm"/>
      <draw:page-thumbnail draw:layer="backgroundobjects" svg:width="6.516cm" svg:height="4.886cm" svg:x="10.552cm" svg:y="11.131cm"/>
      <draw:page-thumbnail draw:layer="backgroundobjects" svg:width="6.516cm" svg:height="4.886cm" svg:x="1.98cm" svg:y="18.462cm"/>
      <draw:page-thumbnail draw:layer="backgroundobjects" svg:width="6.516cm" svg:height="4.886cm" svg:x="10.552cm" svg:y="18.462cm"/>
    </style:handout-master>
    <style:master-page style:name="PresentacionsCursJava" style:page-layout-name="PM1" draw:style-name="dp1">
      <draw:frame presentation:style-name="pr1" draw:text-style-name="P1" draw:layer="backgroundobjects" svg:width="20.532cm" svg:height="1.483cm" svg:x="3.575cm" svg:y="1.27cm" presentation:class="title">
        <draw:text-box>
          <text:p text:style-name="P1">Feu clic per editar el format del text del títol</text:p>
        </draw:text-box>
      </draw:frame>
      <draw:frame presentation:style-name="pr2" draw:text-style-name="P11" draw:layer="backgroundobjects" svg:width="21.591cm" svg:height="12.913cm" svg:x="2.963cm" svg:y="3.81cm" presentation:class="outline">
        <draw:text-box>
          <text:list text:style-name="L3">
            <text:list-item>
              <text:p text:style-name="P5">Feu clic per editar el format del text del contorn</text:p>
            </text:list-item>
          </text:list>
          <text:list text:style-name="L3">
            <text:list-item>
              <text:list>
                <text:list-item>
                  <text:p text:style-name="P6">Segon nivell de contor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ercer nivell de contor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2" draw:layer="backgroundobjects" svg:width="1.482cm" svg:height="19.05cm" svg:x="0cm" svg:y="0cm">
        <text:p text:style-name="P1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18.742cm" svg:height="1.793cm" draw:transform="rotate (1.5707963267946) translate (0.304cm 18.701cm)">
        <text:p text:style-name="P13"><text:span text:style-name="T2">Programación de dispositivos móviles con Java (J2ME)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1.904cm" svg:height="1.904cm" svg:x="1.582cm" svg:y="1.036cm">
        <draw:image xlink:href="Pictures/100000000000005A0000005AA23E3311.jpg" xlink:type="simple" xlink:show="embed" xlink:actuate="onLoad">
          <text:p text:style-name="P1"/>
        </draw:image>
      </draw:frame>
      <draw:line presentation:style-name="pr3" draw:text-style-name="P15" draw:layer="backgroundobjects" svg:x1="1.848cm" svg:y1="2.814cm" svg:x2="24.736cm" svg:y2="2.814cm">
        <text:p text:style-name="P1"/>
      </draw:line>
      <draw:frame draw:style-name="gr5" draw:text-style-name="P15" draw:layer="backgroundobjects" svg:width="1.86cm" svg:height="3.004cm" svg:x="1.584cm" svg:y="15.772cm">
        <draw:image xlink:href="Pictures/10000000000000410000006931278388.jpg" xlink:type="simple" xlink:show="embed" xlink:actuate="onLoad">
          <text:p text:style-name="P1"/>
        </draw:image>
      </draw:frame>
      <draw:frame draw:style-name="gr6" draw:text-style-name="P16" draw:layer="backgroundobjects" svg:width="11.365cm" svg:height="0.878cm" svg:x="7.843cm" svg:y="17.723cm">
        <draw:text-box>
          <text:p text:style-name="P1"><text:span text:style-name="T3">IES-SEP Escola del Treball de Barcelona</text:span></text:p>
        </draw:text-box>
      </draw:frame>
      <draw:frame draw:style-name="gr5" draw:text-style-name="P15" draw:layer="backgroundobjects" svg:width="2.504cm" svg:height="2.618cm" svg:x="22.392cm" svg:y="15.903cm">
        <draw:image xlink:href="Pictures/1000020000000050000000503D682735.gif" xlink:type="simple" xlink:show="embed" xlink:actuate="onLoad">
          <text:p text:style-name="P1"/>
        </draw:image>
      </draw:frame>
      <presentation:notes style:page-layout-name="PM0">
        <draw:rect draw:style-name="gr7" draw:text-style-name="P15" draw:layer="backgroundobjects" svg:width="19.05cm" svg:height="27.15cm" svg:x="0cm" svg:y="0cm">
          <text:p text:style-name="P1"/>
        </draw:rect>
        <draw:frame presentation:style-name="PresentacionsCursJava-notes" draw:layer="backgroundobjects" svg:width="13.962cm" svg:height="11.312cm" svg:x="2.544cm" svg:y="12.981cm" presentation:class="notes" presentation:placeholder="true">
          <draw:text-box/>
        </draw:frame>
        <draw:page-thumbnail presentation:style-name="PresentacionsCursJava-title" draw:layer="backgroundobjects" svg:width="12.647cm" svg:height="9.486cm" svg:x="3.196cm" svg:y="2.385cm" presentation:class="page"/>
      </presentation:notes>
    </style:master-page>
    <style:master-page style:name="PrimeraPagina" style:page-layout-name="PM1" draw:style-name="dp2">
      <draw:frame presentation:style-name="pr4" draw:text-style-name="P17" draw:layer="backgroundobjects" svg:width="22.859cm" svg:height="3.18cm" svg:x="1.27cm" svg:y="0.76cm" presentation:class="title">
        <draw:text-box>
          <text:p text:style-name="P1"><text:span text:style-name="T4">Feu clic per editar el format del text del títol</text:span></text:p>
        </draw:text-box>
      </draw:frame>
      <draw:frame presentation:style-name="pr5" draw:text-style-name="P11" draw:layer="backgroundobjects" svg:width="22.485cm" svg:height="12.572cm" svg:x="2.17cm" svg:y="4.457cm" presentation:class="outline">
        <draw:text-box>
          <text:list text:style-name="L5">
            <text:list-item>
              <text:p text:style-name="P11">Feu clic per editar el format del text del contorn</text:p>
            </text:list-item>
          </text:list>
          <text:list text:style-name="L5">
            <text:list-item>
              <text:list>
                <text:list-item>
                  <text:p text:style-name="P18">Segon nivell de contorn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9">Tercer nivell de contor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1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4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5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26" draw:layer="backgroundobjects" svg:width="1.482cm" svg:height="19.05cm" svg:x="0cm" svg:y="0cm">
        <text:p text:style-name="P1"/>
        <draw:enhanced-geometry svg:viewBox="0 0 21600 21600" draw:type="rectangle" draw:enhanced-path="M 0 0 L 21600 0 21600 21600 0 21600 0 0 Z N"/>
      </draw:custom-shape>
      <draw:custom-shape draw:style-name="gr8" draw:text-style-name="P27" draw:layer="backgroundobjects" svg:width="19.733cm" svg:height="1.286cm" draw:transform="rotate (1.5707963267946) translate (0.304cm 19.201cm)">
        <text:p text:style-name="P13"><text:span text:style-name="T5"><text:s text:c="3"/></text:span><text:span text:style-name="T5">Programación de dispositivos móviles con Java (J2ME</text:span><text:span text:style-name="T6">)</text:span></text:p>
        <draw:enhanced-geometry svg:viewBox="0 0 21600 21600" draw:type="mso-spt202" draw:enhanced-path="M 0 0 L 21600 0 21600 21600 0 21600 0 0 Z N"/>
      </draw:custom-shape>
      <draw:frame draw:style-name="gr9" draw:text-style-name="P28" draw:layer="backgroundobjects" svg:width="11.208cm" svg:height="0.878cm" svg:x="8.444cm" svg:y="17.723cm">
        <draw:text-box>
          <text:p text:style-name="P1"><text:span text:style-name="T7">IES-SEP Escola de Treball de Barcelona</text:span></text:p>
        </draw:text-box>
      </draw:frame>
      <presentation:notes style:page-layout-name="PM0">
        <draw:page-thumbnail presentation:style-name="PrimeraPagina-title" draw:layer="backgroundobjects" svg:width="9.999cm" svg:height="9.999cm" svg:x="0cm" svg:y="0cm" presentation:class="page"/>
        <draw:frame presentation:style-name="PrimeraPagina-notes" draw:layer="backgroundobjects" svg:width="15.239cm" svg:height="12.216cm" svg:x="1.905cm" svg:y="12.896cm" presentation:class="notes" presentation:placeholder="true">
          <draw:text-box/>
        </draw:frame>
        <draw:frame presentation:style-name="pr6" draw:text-style-name="P2" draw:layer="backgroundobjects" svg:width="8.266cm" svg:height="1.35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6" draw:text-style-name="P4" draw:layer="backgroundobjects" svg:width="8.266cm" svg:height="1.356cm" svg:x="10.783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7" draw:text-style-name="P2" draw:layer="backgroundobjects" svg:width="8.266cm" svg:height="1.356cm" svg:x="0cm" svg:y="25.793cm" presentation:class="footer">
          <draw:text-box>
            <text:p text:style-name="P2"><text:span text:style-name="T1"><presentation:footer/></text:span></text:p>
          </draw:text-box>
        </draw:frame>
        <draw:frame presentation:style-name="pr7" draw:text-style-name="P4" draw:layer="backgroundobjects" svg:width="8.266cm" svg:height="1.356cm" svg:x="10.783cm" svg:y="25.79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5-12-05T09:48:32</meta:creation-date>
    <dc:creator>Sergi Badenas</dc:creator>
    <dc:date>2008-11-13T19:22:09</dc:date>
    <dc:language>ca-ES</dc:language>
    <meta:editing-cycles>180</meta:editing-cycles>
    <meta:editing-duration>PT18H28M19S</meta:editing-duration>
    <meta:user-defined meta:name="Info 1"/>
    <meta:user-defined meta:name="Info 2"/>
    <meta:user-defined meta:name="Info 3"/>
    <meta:user-defined meta:name="Info 4"/>
    <meta:document-statistic meta:object-count="242"/>
  </office:meta>
</office:document-meta>
</file>